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89b28" officeooo:paragraph-rsid="00089b28"/>
    </style:style>
    <style:style style:name="P2" style:family="paragraph" style:parent-style-name="Text_20_body">
      <style:text-properties officeooo:rsid="0009ddec" officeooo:paragraph-rsid="0009ddec"/>
    </style:style>
    <style:style style:name="P3" style:family="paragraph" style:parent-style-name="Text_20_body">
      <style:paragraph-properties fo:text-align="start" style:justify-single-word="false"/>
      <style:text-properties officeooo:rsid="004e6ae4" officeooo:paragraph-rsid="004e6ae4"/>
    </style:style>
    <style:style style:name="P4" style:family="paragraph" style:parent-style-name="Title">
      <style:text-properties officeooo:rsid="00089b28" officeooo:paragraph-rsid="00089b28"/>
    </style:style>
    <style:style style:name="P5" style:family="paragraph" style:parent-style-name="Subtitle">
      <style:paragraph-properties fo:text-align="start" style:justify-single-word="false"/>
      <style:text-properties officeooo:rsid="0031edb8" officeooo:paragraph-rsid="0031edb8"/>
    </style:style>
    <style:style style:name="P6" style:family="paragraph" style:parent-style-name="Subtitle">
      <style:paragraph-properties fo:text-align="start" style:justify-single-word="false"/>
      <style:text-properties officeooo:rsid="003ce0a4" officeooo:paragraph-rsid="003ce0a4"/>
    </style:style>
    <style:style style:name="P7" style:family="paragraph" style:parent-style-name="Subtitle">
      <style:paragraph-properties fo:text-align="start" style:justify-single-word="false"/>
      <style:text-properties officeooo:rsid="004df9f0" officeooo:paragraph-rsid="004df9f0"/>
    </style:style>
    <style:style style:name="P8" style:family="paragraph" style:parent-style-name="Subtitle">
      <style:text-properties officeooo:rsid="008e7070" officeooo:paragraph-rsid="008e7070"/>
    </style:style>
    <style:style style:name="P9" style:family="paragraph" style:parent-style-name="Table_20_Contents">
      <style:paragraph-properties fo:text-align="start" style:justify-single-word="false"/>
      <style:text-properties officeooo:rsid="0041366a" officeooo:paragraph-rsid="0041366a"/>
    </style:style>
    <style:style style:name="P10" style:family="paragraph" style:parent-style-name="Subtitle" style:list-style-name="L6">
      <style:text-properties officeooo:rsid="00b347aa" officeooo:paragraph-rsid="00b347aa"/>
    </style:style>
    <style:style style:name="P11" style:family="paragraph" style:parent-style-name="Heading_20_1">
      <style:paragraph-properties fo:text-align="center" style:justify-single-word="false"/>
      <style:text-properties officeooo:rsid="005ff9a9" officeooo:paragraph-rsid="005ff9a9"/>
    </style:style>
    <style:style style:name="P12" style:family="paragraph" style:parent-style-name="Text_20_body" style:list-style-name="L1">
      <style:text-properties officeooo:rsid="002238b4" officeooo:paragraph-rsid="002399d0"/>
    </style:style>
    <style:style style:name="P13" style:family="paragraph" style:parent-style-name="Text_20_body" style:list-style-name="L1">
      <style:text-properties officeooo:rsid="0023bd55" officeooo:paragraph-rsid="0023bd55"/>
    </style:style>
    <style:style style:name="P14" style:family="paragraph" style:parent-style-name="Text_20_body" style:list-style-name="L1">
      <style:text-properties officeooo:rsid="0024ff47" officeooo:paragraph-rsid="0024ff47"/>
    </style:style>
    <style:style style:name="P15" style:family="paragraph" style:parent-style-name="Text_20_body" style:list-style-name="L1">
      <style:text-properties officeooo:rsid="002758ca" officeooo:paragraph-rsid="002758ca"/>
    </style:style>
    <style:style style:name="P16" style:family="paragraph" style:parent-style-name="Text_20_body" style:list-style-name="L1">
      <style:text-properties officeooo:rsid="00284736" officeooo:paragraph-rsid="00284736"/>
    </style:style>
    <style:style style:name="P17" style:family="paragraph" style:parent-style-name="Text_20_body" style:list-style-name="L1">
      <style:text-properties officeooo:rsid="002acd9a" officeooo:paragraph-rsid="002acd9a"/>
    </style:style>
    <style:style style:name="P18" style:family="paragraph" style:parent-style-name="Text_20_body" style:list-style-name="L1">
      <style:text-properties officeooo:rsid="002c44be" officeooo:paragraph-rsid="002c44be"/>
    </style:style>
    <style:style style:name="P19" style:family="paragraph" style:parent-style-name="Text_20_body" style:list-style-name="L1">
      <style:text-properties officeooo:rsid="002e4398" officeooo:paragraph-rsid="002e4398"/>
    </style:style>
    <style:style style:name="P20" style:family="paragraph" style:parent-style-name="Text_20_body" style:list-style-name="L1">
      <style:text-properties officeooo:rsid="002f4dfe" officeooo:paragraph-rsid="002f4dfe"/>
    </style:style>
    <style:style style:name="P21" style:family="paragraph" style:parent-style-name="Text_20_body" style:list-style-name="L1">
      <style:text-properties officeooo:rsid="0030478f" officeooo:paragraph-rsid="0030478f"/>
    </style:style>
    <style:style style:name="P22" style:family="paragraph" style:parent-style-name="Text_20_body" style:list-style-name="L2">
      <style:text-properties officeooo:rsid="0008ec8a" officeooo:paragraph-rsid="0008ec8a"/>
    </style:style>
    <style:style style:name="P23" style:family="paragraph" style:parent-style-name="Text_20_body" style:list-style-name="L2">
      <style:text-properties officeooo:rsid="00139765" officeooo:paragraph-rsid="00139765"/>
    </style:style>
    <style:style style:name="P24" style:family="paragraph" style:parent-style-name="Text_20_body" style:list-style-name="L2">
      <style:text-properties officeooo:rsid="0014ed48" officeooo:paragraph-rsid="0014ed48"/>
    </style:style>
    <style:style style:name="P25" style:family="paragraph" style:parent-style-name="Text_20_body" style:list-style-name="L2">
      <style:text-properties officeooo:rsid="0015453c" officeooo:paragraph-rsid="0015453c"/>
    </style:style>
    <style:style style:name="P26" style:family="paragraph" style:parent-style-name="Text_20_body" style:list-style-name="L2">
      <style:text-properties officeooo:rsid="0016ddf2" officeooo:paragraph-rsid="0016ddf2"/>
    </style:style>
    <style:style style:name="P27" style:family="paragraph" style:parent-style-name="Text_20_body" style:list-style-name="L2">
      <style:text-properties officeooo:rsid="001c42c9" officeooo:paragraph-rsid="001c42c9"/>
    </style:style>
    <style:style style:name="P28" style:family="paragraph" style:parent-style-name="Text_20_body" style:list-style-name="L2">
      <style:text-properties officeooo:rsid="0009ddec" officeooo:paragraph-rsid="0009ddec"/>
    </style:style>
    <style:style style:name="P29" style:family="paragraph" style:parent-style-name="Text_20_body" style:list-style-name="L2">
      <style:text-properties officeooo:rsid="000a82e1" officeooo:paragraph-rsid="000a82e1"/>
    </style:style>
    <style:style style:name="P30" style:family="paragraph" style:parent-style-name="Text_20_body" style:list-style-name="L2">
      <style:text-properties officeooo:rsid="000b1f58" officeooo:paragraph-rsid="000b1f58"/>
    </style:style>
    <style:style style:name="P31" style:family="paragraph" style:parent-style-name="Text_20_body" style:list-style-name="L2">
      <style:text-properties officeooo:rsid="000c51ff" officeooo:paragraph-rsid="000c51ff"/>
    </style:style>
    <style:style style:name="P32" style:family="paragraph" style:parent-style-name="Text_20_body" style:list-style-name="L2">
      <style:text-properties officeooo:rsid="000c52bc" officeooo:paragraph-rsid="000c52bc"/>
    </style:style>
    <style:style style:name="P33" style:family="paragraph" style:parent-style-name="Text_20_body" style:list-style-name="L2">
      <style:text-properties officeooo:rsid="000e0789" officeooo:paragraph-rsid="000e0789"/>
    </style:style>
    <style:style style:name="P34" style:family="paragraph" style:parent-style-name="Text_20_body" style:list-style-name="L2">
      <style:text-properties officeooo:rsid="000e7583" officeooo:paragraph-rsid="000e7583"/>
    </style:style>
    <style:style style:name="P35" style:family="paragraph" style:parent-style-name="Text_20_body" style:list-style-name="L2">
      <style:text-properties officeooo:rsid="000ff227" officeooo:paragraph-rsid="000ff227"/>
    </style:style>
    <style:style style:name="P36" style:family="paragraph" style:parent-style-name="Text_20_body" style:list-style-name="L2">
      <style:text-properties officeooo:rsid="00117a9e" officeooo:paragraph-rsid="00117a9e"/>
    </style:style>
    <style:style style:name="P37" style:family="paragraph" style:parent-style-name="Text_20_body" style:list-style-name="L2">
      <style:text-properties officeooo:rsid="00184856" officeooo:paragraph-rsid="00184856"/>
    </style:style>
    <style:style style:name="P38" style:family="paragraph" style:parent-style-name="Text_20_body" style:list-style-name="L2">
      <style:text-properties officeooo:rsid="001851e8" officeooo:paragraph-rsid="001851e8"/>
    </style:style>
    <style:style style:name="P39" style:family="paragraph" style:parent-style-name="Text_20_body" style:list-style-name="L2">
      <style:text-properties officeooo:rsid="0018f268" officeooo:paragraph-rsid="0018f268"/>
    </style:style>
    <style:style style:name="P40" style:family="paragraph" style:parent-style-name="Text_20_body" style:list-style-name="L2">
      <style:text-properties officeooo:rsid="001ae7a2" officeooo:paragraph-rsid="001ae7a2"/>
    </style:style>
    <style:style style:name="P41" style:family="paragraph" style:parent-style-name="Text_20_body" style:list-style-name="L2">
      <style:text-properties officeooo:rsid="001d94ab" officeooo:paragraph-rsid="001d94ab"/>
    </style:style>
    <style:style style:name="P42" style:family="paragraph" style:parent-style-name="Text_20_body" style:list-style-name="L2">
      <style:text-properties officeooo:rsid="001dbb52" officeooo:paragraph-rsid="001dbb52"/>
    </style:style>
    <style:style style:name="P43" style:family="paragraph" style:parent-style-name="Text_20_body" style:list-style-name="L2">
      <style:text-properties officeooo:rsid="001e6f02" officeooo:paragraph-rsid="001e6f02"/>
    </style:style>
    <style:style style:name="P44" style:family="paragraph" style:parent-style-name="Text_20_body" style:list-style-name="L2">
      <style:text-properties officeooo:rsid="0020434c" officeooo:paragraph-rsid="0020434c"/>
    </style:style>
    <style:style style:name="P45" style:family="paragraph" style:parent-style-name="Text_20_body" style:list-style-name="L2">
      <style:text-properties officeooo:rsid="00213811" officeooo:paragraph-rsid="00213811"/>
    </style:style>
    <style:style style:name="P46" style:family="paragraph" style:parent-style-name="Text_20_body" style:list-style-name="L2">
      <style:text-properties officeooo:rsid="00219680" officeooo:paragraph-rsid="00219680"/>
    </style:style>
    <style:style style:name="P47" style:family="paragraph" style:parent-style-name="Text_20_body" style:list-style-name="L2">
      <style:text-properties officeooo:rsid="003b6cc4" officeooo:paragraph-rsid="003b6cc4"/>
    </style:style>
    <style:style style:name="P48" style:family="paragraph" style:parent-style-name="Text_20_body" style:list-style-name="L3">
      <style:paragraph-properties fo:text-align="start" style:justify-single-word="false"/>
      <style:text-properties officeooo:rsid="003dc143" officeooo:paragraph-rsid="003dc143"/>
    </style:style>
    <style:style style:name="P49" style:family="paragraph" style:parent-style-name="Text_20_body" style:list-style-name="L3">
      <style:paragraph-properties fo:text-align="start" style:justify-single-word="false"/>
      <style:text-properties officeooo:rsid="003dea36" officeooo:paragraph-rsid="003dea36"/>
    </style:style>
    <style:style style:name="P50" style:family="paragraph" style:parent-style-name="Text_20_body" style:list-style-name="L3">
      <style:paragraph-properties fo:text-align="start" style:justify-single-word="false"/>
      <style:text-properties officeooo:rsid="003dea36" officeooo:paragraph-rsid="00408b96"/>
    </style:style>
    <style:style style:name="P51" style:family="paragraph" style:parent-style-name="Text_20_body" style:list-style-name="L3">
      <style:paragraph-properties fo:text-align="start" style:justify-single-word="false"/>
      <style:text-properties officeooo:rsid="003fbb5e" officeooo:paragraph-rsid="00408b96"/>
    </style:style>
    <style:style style:name="P52" style:family="paragraph" style:parent-style-name="Text_20_body" style:list-style-name="L3">
      <style:paragraph-properties fo:text-align="start" style:justify-single-word="false"/>
      <style:text-properties officeooo:rsid="00408b96" officeooo:paragraph-rsid="00408b96"/>
    </style:style>
    <style:style style:name="P53" style:family="paragraph" style:parent-style-name="Text_20_body" style:list-style-name="L3">
      <style:paragraph-properties fo:text-align="start" style:justify-single-word="false"/>
      <style:text-properties officeooo:rsid="003ee403" officeooo:paragraph-rsid="00408b96"/>
    </style:style>
    <style:style style:name="P54" style:family="paragraph" style:parent-style-name="Text_20_body" style:list-style-name="L2">
      <style:paragraph-properties fo:text-align="start" style:justify-single-word="false"/>
      <style:text-properties officeooo:rsid="0031edb8" officeooo:paragraph-rsid="0031edb8"/>
    </style:style>
    <style:style style:name="P55" style:family="paragraph" style:parent-style-name="Text_20_body" style:list-style-name="L2">
      <style:paragraph-properties fo:text-align="start" style:justify-single-word="false"/>
      <style:text-properties officeooo:rsid="003336d9" officeooo:paragraph-rsid="003336d9"/>
    </style:style>
    <style:style style:name="P56" style:family="paragraph" style:parent-style-name="Text_20_body" style:list-style-name="L2">
      <style:paragraph-properties fo:text-align="start" style:justify-single-word="false"/>
      <style:text-properties officeooo:rsid="00346b73" officeooo:paragraph-rsid="00346b73"/>
    </style:style>
    <style:style style:name="P57" style:family="paragraph" style:parent-style-name="Text_20_body" style:list-style-name="L2">
      <style:paragraph-properties fo:text-align="start" style:justify-single-word="false"/>
      <style:text-properties officeooo:rsid="0037907b" officeooo:paragraph-rsid="0037907b"/>
    </style:style>
    <style:style style:name="P58" style:family="paragraph" style:parent-style-name="Text_20_body" style:list-style-name="L2">
      <style:paragraph-properties fo:text-align="start" style:justify-single-word="false"/>
      <style:text-properties officeooo:rsid="00395427" officeooo:paragraph-rsid="00395427"/>
    </style:style>
    <style:style style:name="P59" style:family="paragraph" style:parent-style-name="Text_20_body" style:list-style-name="L2">
      <style:paragraph-properties fo:text-align="start" style:justify-single-word="false"/>
      <style:text-properties officeooo:rsid="003a7041" officeooo:paragraph-rsid="003a7041"/>
    </style:style>
    <style:style style:name="P60" style:family="paragraph" style:parent-style-name="Text_20_body" style:list-style-name="L2">
      <style:paragraph-properties fo:text-align="start" style:justify-single-word="false"/>
      <style:text-properties officeooo:rsid="00427203" officeooo:paragraph-rsid="00427203"/>
    </style:style>
    <style:style style:name="P61" style:family="paragraph" style:parent-style-name="Text_20_body" style:list-style-name="L2">
      <style:paragraph-properties fo:text-align="start" style:justify-single-word="false"/>
      <style:text-properties officeooo:rsid="0042b53b" officeooo:paragraph-rsid="0042b53b"/>
    </style:style>
    <style:style style:name="P62" style:family="paragraph" style:parent-style-name="Text_20_body" style:list-style-name="L2">
      <style:paragraph-properties fo:text-align="start" style:justify-single-word="false"/>
      <style:text-properties officeooo:rsid="00447b28" officeooo:paragraph-rsid="00447b28"/>
    </style:style>
    <style:style style:name="P63" style:family="paragraph" style:parent-style-name="Text_20_body" style:list-style-name="L2">
      <style:paragraph-properties fo:text-align="start" style:justify-single-word="false"/>
      <style:text-properties officeooo:rsid="0045876d" officeooo:paragraph-rsid="0045876d"/>
    </style:style>
    <style:style style:name="P64" style:family="paragraph" style:parent-style-name="Text_20_body" style:list-style-name="L2">
      <style:paragraph-properties fo:text-align="start" style:justify-single-word="false"/>
      <style:text-properties officeooo:rsid="004778fd" officeooo:paragraph-rsid="004778fd"/>
    </style:style>
    <style:style style:name="P65" style:family="paragraph" style:parent-style-name="Text_20_body" style:list-style-name="L2">
      <style:paragraph-properties fo:text-align="start" style:justify-single-word="false"/>
      <style:text-properties officeooo:rsid="00485339" officeooo:paragraph-rsid="00485339"/>
    </style:style>
    <style:style style:name="P66" style:family="paragraph" style:parent-style-name="Text_20_body" style:list-style-name="L2">
      <style:paragraph-properties fo:text-align="start" style:justify-single-word="false"/>
      <style:text-properties officeooo:rsid="004890a1" officeooo:paragraph-rsid="004890a1"/>
    </style:style>
    <style:style style:name="P67" style:family="paragraph" style:parent-style-name="Text_20_body" style:list-style-name="L2">
      <style:paragraph-properties fo:text-align="start" style:justify-single-word="false"/>
      <style:text-properties officeooo:rsid="00497b41" officeooo:paragraph-rsid="00497b41"/>
    </style:style>
    <style:style style:name="P68" style:family="paragraph" style:parent-style-name="Text_20_body" style:list-style-name="L2">
      <style:paragraph-properties fo:text-align="start" style:justify-single-word="false"/>
      <style:text-properties officeooo:rsid="00499508" officeooo:paragraph-rsid="00499508"/>
    </style:style>
    <style:style style:name="P69" style:family="paragraph" style:parent-style-name="Text_20_body" style:list-style-name="L2">
      <style:paragraph-properties fo:text-align="start" style:justify-single-word="false"/>
      <style:text-properties officeooo:rsid="0049f426" officeooo:paragraph-rsid="0049f426"/>
    </style:style>
    <style:style style:name="P70" style:family="paragraph" style:parent-style-name="Text_20_body" style:list-style-name="L2">
      <style:paragraph-properties fo:text-align="start" style:justify-single-word="false"/>
      <style:text-properties officeooo:rsid="004be156" officeooo:paragraph-rsid="004be156"/>
    </style:style>
    <style:style style:name="P71" style:family="paragraph" style:parent-style-name="Text_20_body" style:list-style-name="L4">
      <style:paragraph-properties fo:text-align="start" style:justify-single-word="false"/>
      <style:text-properties officeooo:rsid="004df9f0" officeooo:paragraph-rsid="004df9f0"/>
    </style:style>
    <style:style style:name="P72" style:family="paragraph" style:parent-style-name="Text_20_body" style:list-style-name="L4">
      <style:paragraph-properties fo:text-align="start" style:justify-single-word="false"/>
      <style:text-properties officeooo:rsid="004f259b" officeooo:paragraph-rsid="004f259b"/>
    </style:style>
    <style:style style:name="P73" style:family="paragraph" style:parent-style-name="Text_20_body" style:list-style-name="L4">
      <style:paragraph-properties fo:text-align="start" style:justify-single-word="false"/>
      <style:text-properties officeooo:rsid="0054563f" officeooo:paragraph-rsid="0054563f"/>
    </style:style>
    <style:style style:name="P74" style:family="paragraph" style:parent-style-name="Text_20_body" style:list-style-name="L4">
      <style:paragraph-properties fo:text-align="start" style:justify-single-word="false"/>
      <style:text-properties officeooo:rsid="004e6ae4" officeooo:paragraph-rsid="004e6ae4"/>
    </style:style>
    <style:style style:name="P75" style:family="paragraph" style:parent-style-name="Text_20_body" style:list-style-name="L4">
      <style:paragraph-properties fo:text-align="start" style:justify-single-word="false"/>
      <style:text-properties officeooo:rsid="00536321" officeooo:paragraph-rsid="00536321"/>
    </style:style>
    <style:style style:name="P76" style:family="paragraph" style:parent-style-name="Text_20_body" style:list-style-name="L4">
      <style:paragraph-properties fo:text-align="start" style:justify-single-word="false"/>
      <style:text-properties officeooo:rsid="00545ae2" officeooo:paragraph-rsid="00545ae2"/>
    </style:style>
    <style:style style:name="P77" style:family="paragraph" style:parent-style-name="Text_20_body" style:list-style-name="L4">
      <style:paragraph-properties fo:text-align="start" style:justify-single-word="false"/>
      <style:text-properties officeooo:rsid="00560572" officeooo:paragraph-rsid="00560572"/>
    </style:style>
    <style:style style:name="P78" style:family="paragraph" style:parent-style-name="Text_20_body" style:list-style-name="L4">
      <style:paragraph-properties fo:text-align="start" style:justify-single-word="false"/>
      <style:text-properties officeooo:rsid="00578bdf" officeooo:paragraph-rsid="00578bdf"/>
    </style:style>
    <style:style style:name="P79" style:family="paragraph" style:parent-style-name="Text_20_body" style:list-style-name="L4">
      <style:paragraph-properties fo:text-align="start" style:justify-single-word="false"/>
      <style:text-properties officeooo:rsid="00579a61" officeooo:paragraph-rsid="00579a61"/>
    </style:style>
    <style:style style:name="P80" style:family="paragraph" style:parent-style-name="Text_20_body" style:list-style-name="L4">
      <style:paragraph-properties fo:text-align="start" style:justify-single-word="false"/>
      <style:text-properties officeooo:rsid="005854ae" officeooo:paragraph-rsid="005854ae"/>
    </style:style>
    <style:style style:name="P81" style:family="paragraph" style:parent-style-name="Text_20_body" style:list-style-name="L4">
      <style:paragraph-properties fo:text-align="start" style:justify-single-word="false"/>
      <style:text-properties officeooo:rsid="00599f63" officeooo:paragraph-rsid="00599f63"/>
    </style:style>
    <style:style style:name="P82" style:family="paragraph" style:parent-style-name="Text_20_body" style:list-style-name="L4">
      <style:paragraph-properties fo:text-align="start" style:justify-single-word="false"/>
      <style:text-properties officeooo:rsid="005a5a03" officeooo:paragraph-rsid="005a5a03"/>
    </style:style>
    <style:style style:name="P83" style:family="paragraph" style:parent-style-name="Text_20_body" style:list-style-name="L4">
      <style:paragraph-properties fo:text-align="start" style:justify-single-word="false"/>
      <style:text-properties officeooo:rsid="005a5a03" officeooo:paragraph-rsid="005a8c74"/>
    </style:style>
    <style:style style:name="P84" style:family="paragraph" style:parent-style-name="Text_20_body" style:list-style-name="L4">
      <style:paragraph-properties fo:text-align="start" style:justify-single-word="false"/>
      <style:text-properties officeooo:rsid="005a8c74" officeooo:paragraph-rsid="005a8c74"/>
    </style:style>
    <style:style style:name="P85" style:family="paragraph" style:parent-style-name="Text_20_body" style:list-style-name="L4">
      <style:paragraph-properties fo:text-align="start" style:justify-single-word="false"/>
      <style:text-properties officeooo:rsid="005c72ad" officeooo:paragraph-rsid="005c72ad"/>
    </style:style>
    <style:style style:name="P86" style:family="paragraph" style:parent-style-name="Text_20_body" style:list-style-name="L4">
      <style:paragraph-properties fo:text-align="start" style:justify-single-word="false"/>
      <style:text-properties officeooo:rsid="005dec09" officeooo:paragraph-rsid="005dec09"/>
    </style:style>
    <style:style style:name="P87" style:family="paragraph" style:parent-style-name="Text_20_body" style:list-style-name="L4">
      <style:paragraph-properties fo:text-align="start" style:justify-single-word="false"/>
      <style:text-properties officeooo:rsid="004e738c" officeooo:paragraph-rsid="004e738c"/>
    </style:style>
    <style:style style:name="P88" style:family="paragraph" style:parent-style-name="Text_20_body" style:list-style-name="L4">
      <style:paragraph-properties fo:text-align="start" style:justify-single-word="false"/>
      <style:text-properties officeooo:rsid="005057e2" officeooo:paragraph-rsid="005057e2"/>
    </style:style>
    <style:style style:name="P89" style:family="paragraph" style:parent-style-name="Text_20_body" style:list-style-name="L4">
      <style:paragraph-properties fo:text-align="start" style:justify-single-word="false"/>
      <style:text-properties officeooo:rsid="0050bfbd" officeooo:paragraph-rsid="0050bfbd"/>
    </style:style>
    <style:style style:name="P90" style:family="paragraph" style:parent-style-name="Text_20_body" style:list-style-name="L4">
      <style:paragraph-properties fo:text-align="start" style:justify-single-word="false"/>
      <style:text-properties officeooo:rsid="0051d838" officeooo:paragraph-rsid="0051d838"/>
    </style:style>
    <style:style style:name="P91" style:family="paragraph" style:parent-style-name="Text_20_body" style:list-style-name="L4">
      <style:paragraph-properties fo:text-align="start" style:justify-single-word="false"/>
      <style:text-properties officeooo:rsid="0051f9b7" officeooo:paragraph-rsid="0051f9b7"/>
    </style:style>
    <style:style style:name="P92" style:family="paragraph" style:parent-style-name="Text_20_body" style:list-style-name="L4">
      <style:paragraph-properties fo:text-align="start" style:justify-single-word="false"/>
      <style:text-properties officeooo:rsid="0052089d" officeooo:paragraph-rsid="0052089d"/>
    </style:style>
    <style:style style:name="P93" style:family="paragraph" style:parent-style-name="Text_20_body" style:list-style-name="L5">
      <style:paragraph-properties fo:text-align="start" style:justify-single-word="false"/>
      <style:text-properties officeooo:rsid="005ff9a9" officeooo:paragraph-rsid="005ff9a9"/>
    </style:style>
    <style:style style:name="P94" style:family="paragraph" style:parent-style-name="Text_20_body" style:list-style-name="L5">
      <style:paragraph-properties fo:text-align="start" style:justify-single-word="false"/>
      <style:text-properties officeooo:rsid="0063de1d" officeooo:paragraph-rsid="0063de1d"/>
    </style:style>
    <style:style style:name="P95" style:family="paragraph" style:parent-style-name="Text_20_body" style:list-style-name="L5">
      <style:paragraph-properties fo:text-align="start" style:justify-single-word="false"/>
      <style:text-properties officeooo:rsid="00618bae" officeooo:paragraph-rsid="00618bae"/>
    </style:style>
    <style:style style:name="P96" style:family="paragraph" style:parent-style-name="Text_20_body" style:list-style-name="L5">
      <style:paragraph-properties fo:text-align="start" style:justify-single-word="false"/>
      <style:text-properties officeooo:rsid="00636262" officeooo:paragraph-rsid="00636262"/>
    </style:style>
    <style:style style:name="P97" style:family="paragraph" style:parent-style-name="Text_20_body" style:list-style-name="L5">
      <style:paragraph-properties fo:text-align="start" style:justify-single-word="false"/>
      <style:text-properties style:text-underline-style="none" fo:font-weight="bold" officeooo:rsid="00649684" officeooo:paragraph-rsid="00649684" style:font-weight-asian="bold" style:font-weight-complex="bold"/>
    </style:style>
    <style:style style:name="P98" style:family="paragraph" style:parent-style-name="Text_20_body" style:list-style-name="L5">
      <style:paragraph-properties fo:text-align="start" style:justify-single-word="false"/>
      <style:text-properties officeooo:rsid="00649684" officeooo:paragraph-rsid="00649684"/>
    </style:style>
    <style:style style:name="P99" style:family="paragraph" style:parent-style-name="Text_20_body" style:list-style-name="L5">
      <style:paragraph-properties fo:text-align="start" style:justify-single-word="false"/>
      <style:text-properties officeooo:rsid="00666425" officeooo:paragraph-rsid="00666425"/>
    </style:style>
    <style:style style:name="P100" style:family="paragraph" style:parent-style-name="Text_20_body" style:list-style-name="L5">
      <style:paragraph-properties fo:text-align="start" style:justify-single-word="false"/>
      <style:text-properties officeooo:rsid="006807a0" officeooo:paragraph-rsid="006807a0"/>
    </style:style>
    <style:style style:name="P101" style:family="paragraph" style:parent-style-name="Text_20_body" style:list-style-name="L5">
      <style:paragraph-properties fo:text-align="start" style:justify-single-word="false"/>
      <style:text-properties officeooo:rsid="006807a0" officeooo:paragraph-rsid="00691010"/>
    </style:style>
    <style:style style:name="P102" style:family="paragraph" style:parent-style-name="Text_20_body" style:list-style-name="L5">
      <style:paragraph-properties fo:text-align="start" style:justify-single-word="false"/>
      <style:text-properties officeooo:rsid="00691010" officeooo:paragraph-rsid="00691010"/>
    </style:style>
    <style:style style:name="P103" style:family="paragraph" style:parent-style-name="Text_20_body" style:list-style-name="L5">
      <style:paragraph-properties fo:text-align="start" style:justify-single-word="false"/>
      <style:text-properties officeooo:rsid="00691a5f" officeooo:paragraph-rsid="00691a5f"/>
    </style:style>
    <style:style style:name="P104" style:family="paragraph" style:parent-style-name="Text_20_body" style:list-style-name="L5">
      <style:paragraph-properties fo:text-align="start" style:justify-single-word="false"/>
      <style:text-properties officeooo:rsid="00691a5f" officeooo:paragraph-rsid="006a7169"/>
    </style:style>
    <style:style style:name="P105" style:family="paragraph" style:parent-style-name="Text_20_body" style:list-style-name="L5">
      <style:paragraph-properties fo:text-align="start" style:justify-single-word="false"/>
      <style:text-properties officeooo:rsid="006a7169" officeooo:paragraph-rsid="006a7169"/>
    </style:style>
    <style:style style:name="P106" style:family="paragraph" style:parent-style-name="Text_20_body" style:list-style-name="L5">
      <style:paragraph-properties fo:text-align="start" style:justify-single-word="false"/>
      <style:text-properties fo:font-weight="bold" officeooo:rsid="006a7169" officeooo:paragraph-rsid="006a7169" style:font-weight-asian="bold" style:font-weight-complex="bold"/>
    </style:style>
    <style:style style:name="P107" style:family="paragraph" style:parent-style-name="Text_20_body" style:list-style-name="L5">
      <style:paragraph-properties fo:text-align="start" style:justify-single-word="false"/>
      <style:text-properties fo:font-weight="bold" officeooo:rsid="006ecfc3" officeooo:paragraph-rsid="006ecfc3" style:font-weight-asian="bold" style:font-weight-complex="bold"/>
    </style:style>
    <style:style style:name="P108" style:family="paragraph" style:parent-style-name="Text_20_body" style:list-style-name="L5">
      <style:paragraph-properties fo:text-align="start" style:justify-single-word="false"/>
      <style:text-properties fo:font-weight="bold" officeooo:rsid="007657cf" officeooo:paragraph-rsid="007657cf" style:font-weight-asian="bold" style:font-weight-complex="bold"/>
    </style:style>
    <style:style style:name="P109" style:family="paragraph" style:parent-style-name="Text_20_body" style:list-style-name="L5">
      <style:paragraph-properties fo:text-align="start" style:justify-single-word="false"/>
      <style:text-properties fo:font-weight="bold" officeooo:rsid="007f8261" officeooo:paragraph-rsid="007f8261" style:font-weight-asian="bold" style:font-weight-complex="bold"/>
    </style:style>
    <style:style style:name="P110" style:family="paragraph" style:parent-style-name="Text_20_body" style:list-style-name="L6">
      <style:text-properties fo:font-weight="bold" officeooo:rsid="008f0b0f" officeooo:paragraph-rsid="008f0b0f" style:font-weight-asian="bold" style:font-weight-complex="bold"/>
    </style:style>
    <style:style style:name="P111" style:family="paragraph" style:parent-style-name="Text_20_body" style:list-style-name="L6">
      <style:text-properties fo:font-weight="bold" officeooo:rsid="00955b4a" officeooo:paragraph-rsid="00955b4a" style:font-weight-asian="bold" style:font-weight-complex="bold"/>
    </style:style>
    <style:style style:name="P112" style:family="paragraph" style:parent-style-name="Text_20_body" style:list-style-name="L6">
      <style:text-properties fo:font-weight="bold" officeooo:rsid="0098a59d" officeooo:paragraph-rsid="0098a59d" style:font-weight-asian="bold" style:font-weight-complex="bold"/>
    </style:style>
    <style:style style:name="P113" style:family="paragraph" style:parent-style-name="Text_20_body" style:list-style-name="L6">
      <style:text-properties fo:font-weight="bold" officeooo:rsid="009b6d73" officeooo:paragraph-rsid="009b6d73" style:font-weight-asian="bold" style:font-weight-complex="bold"/>
    </style:style>
    <style:style style:name="P114" style:family="paragraph" style:parent-style-name="Text_20_body" style:list-style-name="L6">
      <style:text-properties fo:font-weight="bold" officeooo:rsid="009f61c9" officeooo:paragraph-rsid="009f61c9" style:font-weight-asian="bold" style:font-weight-complex="bold"/>
    </style:style>
    <style:style style:name="P115" style:family="paragraph" style:parent-style-name="Text_20_body" style:list-style-name="L6">
      <style:text-properties fo:font-weight="bold" officeooo:rsid="00ae1286" officeooo:paragraph-rsid="00ae1286" style:font-weight-asian="bold" style:font-weight-complex="bold"/>
    </style:style>
    <style:style style:name="P116" style:family="paragraph" style:parent-style-name="Text_20_body" style:list-style-name="L5">
      <style:paragraph-properties fo:text-align="start" style:justify-single-word="false"/>
      <style:text-properties fo:font-weight="bold" officeooo:rsid="008b123c" officeooo:paragraph-rsid="008b123c" style:font-weight-asian="bold" style:font-weight-complex="bold"/>
    </style:style>
    <style:style style:name="P117" style:family="paragraph" style:parent-style-name="Text_20_body" style:list-style-name="L5">
      <style:paragraph-properties fo:text-align="start" style:justify-single-word="false"/>
      <style:text-properties fo:font-weight="normal" officeooo:rsid="006a7169" officeooo:paragraph-rsid="006a7169" style:font-weight-asian="normal" style:font-weight-complex="normal"/>
    </style:style>
    <style:style style:name="P118" style:family="paragraph" style:parent-style-name="Text_20_body" style:list-style-name="L5">
      <style:paragraph-properties fo:text-align="start" style:justify-single-word="false"/>
      <style:text-properties fo:font-weight="normal" officeooo:rsid="006bf41a" officeooo:paragraph-rsid="006bf41a" style:font-weight-asian="normal" style:font-weight-complex="normal"/>
    </style:style>
    <style:style style:name="P119" style:family="paragraph" style:parent-style-name="Text_20_body" style:list-style-name="L5">
      <style:paragraph-properties fo:text-align="start" style:justify-single-word="false"/>
      <style:text-properties fo:font-weight="normal" officeooo:rsid="006cfb49" officeooo:paragraph-rsid="006cfb49" style:font-weight-asian="normal" style:font-weight-complex="normal"/>
    </style:style>
    <style:style style:name="P120" style:family="paragraph" style:parent-style-name="Text_20_body" style:list-style-name="L5">
      <style:paragraph-properties fo:text-align="start" style:justify-single-word="false"/>
      <style:text-properties fo:font-weight="normal" officeooo:rsid="006ecfc3" officeooo:paragraph-rsid="006ecfc3" style:font-weight-asian="normal" style:font-weight-complex="normal"/>
    </style:style>
    <style:style style:name="P121" style:family="paragraph" style:parent-style-name="Text_20_body" style:list-style-name="L5">
      <style:paragraph-properties fo:text-align="start" style:justify-single-word="false"/>
      <style:text-properties fo:font-weight="normal" officeooo:rsid="006f33f5" officeooo:paragraph-rsid="006f33f5" style:font-weight-asian="normal" style:font-weight-complex="normal"/>
    </style:style>
    <style:style style:name="P122" style:family="paragraph" style:parent-style-name="Text_20_body" style:list-style-name="L5">
      <style:paragraph-properties fo:text-align="start" style:justify-single-word="false"/>
      <style:text-properties fo:font-weight="normal" officeooo:rsid="007110c2" officeooo:paragraph-rsid="007110c2" style:font-weight-asian="normal" style:font-weight-complex="normal"/>
    </style:style>
    <style:style style:name="P123" style:family="paragraph" style:parent-style-name="Text_20_body" style:list-style-name="L5">
      <style:paragraph-properties fo:text-align="start" style:justify-single-word="false"/>
      <style:text-properties fo:font-weight="normal" officeooo:rsid="007114ec" officeooo:paragraph-rsid="007114ec" style:font-weight-asian="normal" style:font-weight-complex="normal"/>
    </style:style>
    <style:style style:name="P124" style:family="paragraph" style:parent-style-name="Text_20_body" style:list-style-name="L5">
      <style:paragraph-properties fo:text-align="start" style:justify-single-word="false"/>
      <style:text-properties fo:font-weight="normal" officeooo:rsid="0071abb5" officeooo:paragraph-rsid="0071abb5" style:font-weight-asian="normal" style:font-weight-complex="normal"/>
    </style:style>
    <style:style style:name="P125" style:family="paragraph" style:parent-style-name="Text_20_body" style:list-style-name="L5">
      <style:paragraph-properties fo:text-align="start" style:justify-single-word="false"/>
      <style:text-properties fo:font-weight="normal" officeooo:rsid="007657cf" officeooo:paragraph-rsid="007657cf" style:font-weight-asian="normal" style:font-weight-complex="normal"/>
    </style:style>
    <style:style style:name="P126" style:family="paragraph" style:parent-style-name="Text_20_body" style:list-style-name="L5">
      <style:paragraph-properties fo:text-align="start" style:justify-single-word="false"/>
      <style:text-properties fo:font-weight="normal" officeooo:rsid="00780034" officeooo:paragraph-rsid="00780034" style:font-weight-asian="normal" style:font-weight-complex="normal"/>
    </style:style>
    <style:style style:name="P127" style:family="paragraph" style:parent-style-name="Text_20_body" style:list-style-name="L5">
      <style:paragraph-properties fo:text-align="start" style:justify-single-word="false"/>
      <style:text-properties fo:font-weight="normal" officeooo:rsid="00780034" officeooo:paragraph-rsid="007b16b5" style:font-weight-asian="normal" style:font-weight-complex="normal"/>
    </style:style>
    <style:style style:name="P128" style:family="paragraph" style:parent-style-name="Text_20_body" style:list-style-name="L5">
      <style:paragraph-properties fo:text-align="start" style:justify-single-word="false"/>
      <style:text-properties fo:font-weight="normal" officeooo:rsid="007d84bf" officeooo:paragraph-rsid="007d84bf" style:font-weight-asian="normal" style:font-weight-complex="normal"/>
    </style:style>
    <style:style style:name="P129" style:family="paragraph" style:parent-style-name="Text_20_body" style:list-style-name="L5">
      <style:paragraph-properties fo:text-align="start" style:justify-single-word="false"/>
      <style:text-properties fo:font-weight="normal" officeooo:rsid="007b16b5" officeooo:paragraph-rsid="007b16b5" style:font-weight-asian="normal" style:font-weight-complex="normal"/>
    </style:style>
    <style:style style:name="P130" style:family="paragraph" style:parent-style-name="Text_20_body" style:list-style-name="L5">
      <style:paragraph-properties fo:text-align="start" style:justify-single-word="false"/>
      <style:text-properties fo:font-weight="normal" officeooo:rsid="007f8261" officeooo:paragraph-rsid="007f8261" style:font-weight-asian="normal" style:font-weight-complex="normal"/>
    </style:style>
    <style:style style:name="P131" style:family="paragraph" style:parent-style-name="Text_20_body" style:list-style-name="L5">
      <style:paragraph-properties fo:text-align="start" style:justify-single-word="false"/>
      <style:text-properties fo:font-weight="normal" officeooo:rsid="008121cd" officeooo:paragraph-rsid="008121cd" style:font-weight-asian="normal" style:font-weight-complex="normal"/>
    </style:style>
    <style:style style:name="P132" style:family="paragraph" style:parent-style-name="Text_20_body" style:list-style-name="L5">
      <style:paragraph-properties fo:text-align="start" style:justify-single-word="false"/>
      <style:text-properties fo:font-weight="normal" officeooo:rsid="0081235e" officeooo:paragraph-rsid="0081235e" style:font-weight-asian="normal" style:font-weight-complex="normal"/>
    </style:style>
    <style:style style:name="P133" style:family="paragraph" style:parent-style-name="Text_20_body" style:list-style-name="L5">
      <style:paragraph-properties fo:text-align="start" style:justify-single-word="false"/>
      <style:text-properties fo:font-weight="normal" officeooo:rsid="0083c119" officeooo:paragraph-rsid="0083c119" style:font-weight-asian="normal" style:font-weight-complex="normal"/>
    </style:style>
    <style:style style:name="P134" style:family="paragraph" style:parent-style-name="Text_20_body" style:list-style-name="L5">
      <style:paragraph-properties fo:text-align="start" style:justify-single-word="false"/>
      <style:text-properties fo:font-weight="normal" officeooo:rsid="0084bc50" officeooo:paragraph-rsid="0084bc50" style:font-weight-asian="normal" style:font-weight-complex="normal"/>
    </style:style>
    <style:style style:name="P135" style:family="paragraph" style:parent-style-name="Text_20_body" style:list-style-name="L5">
      <style:paragraph-properties fo:text-align="start" style:justify-single-word="false"/>
      <style:text-properties fo:font-weight="normal" officeooo:rsid="0085f7cc" officeooo:paragraph-rsid="0085f7cc" style:font-weight-asian="normal" style:font-weight-complex="normal"/>
    </style:style>
    <style:style style:name="P136" style:family="paragraph" style:parent-style-name="Text_20_body" style:list-style-name="L5">
      <style:paragraph-properties fo:text-align="start" style:justify-single-word="false"/>
      <style:text-properties fo:font-weight="normal" officeooo:rsid="00868d91" officeooo:paragraph-rsid="00868d91" style:font-weight-asian="normal" style:font-weight-complex="normal"/>
    </style:style>
    <style:style style:name="P137" style:family="paragraph" style:parent-style-name="Text_20_body" style:list-style-name="L5">
      <style:paragraph-properties fo:text-align="start" style:justify-single-word="false"/>
      <style:text-properties fo:font-weight="normal" officeooo:rsid="00884618" officeooo:paragraph-rsid="00884618" style:font-weight-asian="normal" style:font-weight-complex="normal"/>
    </style:style>
    <style:style style:name="P138" style:family="paragraph" style:parent-style-name="Text_20_body" style:list-style-name="L5">
      <style:paragraph-properties fo:text-align="start" style:justify-single-word="false"/>
      <style:text-properties fo:font-weight="normal" officeooo:rsid="00896753" officeooo:paragraph-rsid="00896753" style:font-weight-asian="normal" style:font-weight-complex="normal"/>
    </style:style>
    <style:style style:name="P139" style:family="paragraph" style:parent-style-name="Text_20_body" style:list-style-name="L5">
      <style:paragraph-properties fo:text-align="start" style:justify-single-word="false"/>
      <style:text-properties fo:font-weight="normal" officeooo:rsid="008cc9ac" officeooo:paragraph-rsid="008cc9ac" style:font-weight-asian="normal" style:font-weight-complex="normal"/>
    </style:style>
    <style:style style:name="P140" style:family="paragraph" style:parent-style-name="Text_20_body" style:list-style-name="L5">
      <style:paragraph-properties fo:text-align="start" style:justify-single-word="false"/>
      <style:text-properties fo:font-weight="normal" officeooo:rsid="008b123c" officeooo:paragraph-rsid="008b123c" style:font-weight-asian="normal" style:font-weight-complex="normal"/>
    </style:style>
    <style:style style:name="P141" style:family="paragraph" style:parent-style-name="Text_20_body" style:list-style-name="L5">
      <style:paragraph-properties fo:text-align="start" style:justify-single-word="false"/>
      <style:text-properties fo:font-weight="normal" officeooo:rsid="008c9564" officeooo:paragraph-rsid="008c9564" style:font-weight-asian="normal" style:font-weight-complex="normal"/>
    </style:style>
    <style:style style:name="P142" style:family="paragraph" style:parent-style-name="Text_20_body" style:list-style-name="L5">
      <style:paragraph-properties fo:text-align="start" style:justify-single-word="false"/>
      <style:text-properties fo:font-weight="normal" officeooo:rsid="008cb000" officeooo:paragraph-rsid="008cb000" style:font-weight-asian="normal" style:font-weight-complex="normal"/>
    </style:style>
    <style:style style:name="P143" style:family="paragraph" style:parent-style-name="Text_20_body" style:list-style-name="L5">
      <style:paragraph-properties fo:text-align="start" style:justify-single-word="false"/>
      <style:text-properties fo:font-weight="normal" officeooo:rsid="008d2286" officeooo:paragraph-rsid="008d2286" style:font-weight-asian="normal" style:font-weight-complex="normal"/>
    </style:style>
    <style:style style:name="P144" style:family="paragraph" style:parent-style-name="Text_20_body" style:list-style-name="L6">
      <style:text-properties fo:font-weight="normal" officeooo:rsid="009191df" officeooo:paragraph-rsid="009191df" style:font-weight-asian="normal" style:font-weight-complex="normal"/>
    </style:style>
    <style:style style:name="P145" style:family="paragraph" style:parent-style-name="Text_20_body" style:list-style-name="L6">
      <style:text-properties fo:font-weight="normal" officeooo:rsid="00930ac6" officeooo:paragraph-rsid="00930ac6" style:font-weight-asian="normal" style:font-weight-complex="normal"/>
    </style:style>
    <style:style style:name="P146" style:family="paragraph" style:parent-style-name="Text_20_body" style:list-style-name="L6">
      <style:text-properties fo:font-weight="normal" officeooo:rsid="00944c58" officeooo:paragraph-rsid="00944c58" style:font-weight-asian="normal" style:font-weight-complex="normal"/>
    </style:style>
    <style:style style:name="P147" style:family="paragraph" style:parent-style-name="Text_20_body" style:list-style-name="L6">
      <style:text-properties fo:font-weight="normal" officeooo:rsid="0094a3f0" officeooo:paragraph-rsid="0094a3f0" style:font-weight-asian="normal" style:font-weight-complex="normal"/>
    </style:style>
    <style:style style:name="P148" style:family="paragraph" style:parent-style-name="Text_20_body" style:list-style-name="L6">
      <style:text-properties fo:font-weight="normal" officeooo:rsid="0096c1ed" officeooo:paragraph-rsid="0096c1ed" style:font-weight-asian="normal" style:font-weight-complex="normal"/>
    </style:style>
    <style:style style:name="P149" style:family="paragraph" style:parent-style-name="Text_20_body" style:list-style-name="L6">
      <style:text-properties fo:font-weight="normal" officeooo:rsid="00972c31" officeooo:paragraph-rsid="00972c31" style:font-weight-asian="normal" style:font-weight-complex="normal"/>
    </style:style>
    <style:style style:name="P150" style:family="paragraph" style:parent-style-name="Text_20_body" style:list-style-name="L6">
      <style:text-properties fo:font-weight="normal" officeooo:rsid="0098a59d" officeooo:paragraph-rsid="0098a59d" style:font-weight-asian="normal" style:font-weight-complex="normal"/>
    </style:style>
    <style:style style:name="P151" style:family="paragraph" style:parent-style-name="Text_20_body" style:list-style-name="L6">
      <style:text-properties fo:font-weight="normal" officeooo:rsid="009a2a6f" officeooo:paragraph-rsid="009a2a6f" style:font-weight-asian="normal" style:font-weight-complex="normal"/>
    </style:style>
    <style:style style:name="P152" style:family="paragraph" style:parent-style-name="Text_20_body" style:list-style-name="L6">
      <style:text-properties fo:font-weight="normal" officeooo:rsid="009b33d9" officeooo:paragraph-rsid="009b33d9" style:font-weight-asian="normal" style:font-weight-complex="normal"/>
    </style:style>
    <style:style style:name="P153" style:family="paragraph" style:parent-style-name="Text_20_body" style:list-style-name="L6">
      <style:text-properties fo:font-weight="normal" officeooo:rsid="009dd5a6" officeooo:paragraph-rsid="009dd5a6" style:font-weight-asian="normal" style:font-weight-complex="normal"/>
    </style:style>
    <style:style style:name="P154" style:family="paragraph" style:parent-style-name="Text_20_body" style:list-style-name="L6">
      <style:text-properties fo:font-weight="normal" officeooo:rsid="009b6d73" officeooo:paragraph-rsid="009b6d73" style:font-weight-asian="normal" style:font-weight-complex="normal"/>
    </style:style>
    <style:style style:name="P155" style:family="paragraph" style:parent-style-name="Text_20_body" style:list-style-name="L6">
      <style:text-properties fo:font-weight="normal" officeooo:rsid="009c8e90" officeooo:paragraph-rsid="009d6cdd" style:font-weight-asian="normal" style:font-weight-complex="normal"/>
    </style:style>
    <style:style style:name="P156" style:family="paragraph" style:parent-style-name="Text_20_body" style:list-style-name="L6">
      <style:text-properties fo:font-weight="normal" officeooo:rsid="009d6cdd" officeooo:paragraph-rsid="009d6cdd" style:font-weight-asian="normal" style:font-weight-complex="normal"/>
    </style:style>
    <style:style style:name="P157" style:family="paragraph" style:parent-style-name="Text_20_body" style:list-style-name="L6">
      <style:text-properties fo:font-weight="normal" officeooo:rsid="00a05def" officeooo:paragraph-rsid="00a05def" style:font-weight-asian="normal" style:font-weight-complex="normal"/>
    </style:style>
    <style:style style:name="P158" style:family="paragraph" style:parent-style-name="Text_20_body" style:list-style-name="L6">
      <style:text-properties fo:font-weight="normal" officeooo:rsid="00a197f0" officeooo:paragraph-rsid="00a197f0" style:font-weight-asian="normal" style:font-weight-complex="normal"/>
    </style:style>
    <style:style style:name="P159" style:family="paragraph" style:parent-style-name="Text_20_body" style:list-style-name="L6">
      <style:text-properties fo:font-weight="normal" officeooo:rsid="00a29d70" officeooo:paragraph-rsid="00a29d70" style:font-weight-asian="normal" style:font-weight-complex="normal"/>
    </style:style>
    <style:style style:name="P160" style:family="paragraph" style:parent-style-name="Text_20_body" style:list-style-name="L6">
      <style:text-properties fo:font-weight="normal" officeooo:rsid="00a60fe5" officeooo:paragraph-rsid="00a60fe5" style:font-weight-asian="normal" style:font-weight-complex="normal"/>
    </style:style>
    <style:style style:name="P161" style:family="paragraph" style:parent-style-name="Text_20_body" style:list-style-name="L6">
      <style:text-properties fo:font-weight="normal" officeooo:rsid="00a7f37f" officeooo:paragraph-rsid="00a7f37f" style:font-weight-asian="normal" style:font-weight-complex="normal"/>
    </style:style>
    <style:style style:name="P162" style:family="paragraph" style:parent-style-name="Text_20_body" style:list-style-name="L6">
      <style:text-properties fo:font-weight="normal" officeooo:rsid="00a96fb9" officeooo:paragraph-rsid="00a96fb9" style:font-weight-asian="normal" style:font-weight-complex="normal"/>
    </style:style>
    <style:style style:name="P163" style:family="paragraph" style:parent-style-name="Text_20_body" style:list-style-name="L6">
      <style:text-properties fo:font-weight="normal" officeooo:rsid="00a9d5b5" officeooo:paragraph-rsid="00a9d5b5" style:font-weight-asian="normal" style:font-weight-complex="normal"/>
    </style:style>
    <style:style style:name="P164" style:family="paragraph" style:parent-style-name="Text_20_body" style:list-style-name="L6">
      <style:text-properties fo:font-weight="normal" officeooo:rsid="00aa9245" officeooo:paragraph-rsid="00aa9245" style:font-weight-asian="normal" style:font-weight-complex="normal"/>
    </style:style>
    <style:style style:name="P165" style:family="paragraph" style:parent-style-name="Text_20_body" style:list-style-name="L6">
      <style:text-properties fo:font-weight="normal" officeooo:rsid="00ac28f4" officeooo:paragraph-rsid="00ac28f4" style:font-weight-asian="normal" style:font-weight-complex="normal"/>
    </style:style>
    <style:style style:name="P166" style:family="paragraph" style:parent-style-name="Text_20_body" style:list-style-name="L6">
      <style:text-properties fo:font-weight="normal" officeooo:rsid="00ac5eb7" officeooo:paragraph-rsid="00ac5eb7" style:font-weight-asian="normal" style:font-weight-complex="normal"/>
    </style:style>
    <style:style style:name="P167" style:family="paragraph" style:parent-style-name="Text_20_body" style:list-style-name="L6">
      <style:text-properties fo:font-weight="normal" officeooo:rsid="00ae1286" officeooo:paragraph-rsid="00ae1286" style:font-weight-asian="normal" style:font-weight-complex="normal"/>
    </style:style>
    <style:style style:name="P168" style:family="paragraph" style:parent-style-name="Text_20_body" style:list-style-name="L6">
      <style:text-properties fo:font-weight="normal" officeooo:rsid="00b32307" officeooo:paragraph-rsid="00b32307" style:font-weight-asian="normal" style:font-weight-complex="normal"/>
    </style:style>
    <style:style style:name="P169" style:family="paragraph" style:parent-style-name="Text_20_body" style:list-style-name="L6">
      <style:text-properties fo:font-weight="normal" officeooo:rsid="00afa094" officeooo:paragraph-rsid="00afa094" style:font-weight-asian="normal" style:font-weight-complex="normal"/>
    </style:style>
    <style:style style:name="P170" style:family="paragraph" style:parent-style-name="Text_20_body" style:list-style-name="L6">
      <style:text-properties fo:font-weight="normal" officeooo:rsid="00afed5c" officeooo:paragraph-rsid="00b1295a" style:font-weight-asian="normal" style:font-weight-complex="normal"/>
    </style:style>
    <style:style style:name="P171" style:family="paragraph" style:parent-style-name="Text_20_body" style:list-style-name="L6">
      <style:text-properties fo:font-weight="normal" officeooo:rsid="00b1295a" officeooo:paragraph-rsid="00b1295a" style:font-weight-asian="normal" style:font-weight-complex="normal"/>
    </style:style>
    <style:style style:name="P172" style:family="paragraph" style:parent-style-name="Text_20_body" style:list-style-name="L5">
      <style:paragraph-properties fo:text-align="start" style:justify-single-word="false"/>
      <style:text-properties officeooo:rsid="00780034" officeooo:paragraph-rsid="007b16b5"/>
    </style:style>
    <style:style style:name="P173" style:family="paragraph" style:parent-style-name="Text_20_body" style:list-style-name="L5">
      <style:paragraph-properties fo:text-align="start" style:justify-single-word="false"/>
      <style:text-properties officeooo:rsid="007be59b" officeooo:paragraph-rsid="007be59b"/>
    </style:style>
    <style:style style:name="P174" style:family="paragraph" style:parent-style-name="Text_20_body" style:list-style-name="L6">
      <style:text-properties officeooo:rsid="00b347aa" officeooo:paragraph-rsid="00b347aa"/>
    </style:style>
    <style:style style:name="P175" style:family="paragraph" style:parent-style-name="Text_20_body" style:list-style-name="L6">
      <style:text-properties officeooo:rsid="00b40981" officeooo:paragraph-rsid="00b40981"/>
    </style:style>
    <style:style style:name="P176" style:family="paragraph" style:parent-style-name="Text_20_body" style:list-style-name="L6">
      <style:text-properties officeooo:rsid="00b49620" officeooo:paragraph-rsid="00b49620"/>
    </style:style>
    <style:style style:name="P177" style:family="paragraph" style:parent-style-name="Text_20_body" style:list-style-name="L6">
      <style:text-properties officeooo:rsid="00b5c4e5" officeooo:paragraph-rsid="00b5c4e5"/>
    </style:style>
    <style:style style:name="P178" style:family="paragraph" style:parent-style-name="Text_20_body" style:list-style-name="L6">
      <style:text-properties officeooo:rsid="00b5c4e5" officeooo:paragraph-rsid="00b5d7c7"/>
    </style:style>
    <style:style style:name="P179" style:family="paragraph" style:parent-style-name="Text_20_body" style:list-style-name="L6">
      <style:text-properties officeooo:rsid="00b6abb7" officeooo:paragraph-rsid="00b6abb7"/>
    </style:style>
    <style:style style:name="P180" style:family="paragraph" style:parent-style-name="Text_20_body" style:list-style-name="L6">
      <style:text-properties officeooo:rsid="00b761c7" officeooo:paragraph-rsid="00b761c7"/>
    </style:style>
    <style:style style:name="P181" style:family="paragraph" style:parent-style-name="Text_20_body" style:list-style-name="L6">
      <style:text-properties officeooo:rsid="00b88734" officeooo:paragraph-rsid="00b88734"/>
    </style:style>
    <style:style style:name="P182" style:family="paragraph" style:parent-style-name="Text_20_body" style:list-style-name="L6">
      <style:text-properties officeooo:rsid="00b8a753" officeooo:paragraph-rsid="00b8a753"/>
    </style:style>
    <style:style style:name="T1" style:family="text">
      <style:text-properties officeooo:rsid="000d92a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d92a0"/>
    </style:style>
    <style:style style:name="T4" style:family="text">
      <style:text-properties style:text-underline-style="solid" style:text-underline-width="auto" style:text-underline-color="font-color" officeooo:rsid="000dbf89"/>
    </style:style>
    <style:style style:name="T5" style:family="text">
      <style:text-properties style:text-underline-style="solid" style:text-underline-width="auto" style:text-underline-color="font-color" officeooo:rsid="00104782"/>
    </style:style>
    <style:style style:name="T6" style:family="text">
      <style:text-properties style:text-underline-style="solid" style:text-underline-width="auto" style:text-underline-color="font-color" officeooo:rsid="001c4c0f"/>
    </style:style>
    <style:style style:name="T7" style:family="text">
      <style:text-properties style:text-underline-style="solid" style:text-underline-width="auto" style:text-underline-color="font-color" officeooo:rsid="00284736"/>
    </style:style>
    <style:style style:name="T8" style:family="text">
      <style:text-properties style:text-underline-style="solid" style:text-underline-width="auto" style:text-underline-color="font-color" officeooo:rsid="002cc433"/>
    </style:style>
    <style:style style:name="T9" style:family="text">
      <style:text-properties style:text-underline-style="none" officeooo:rsid="00104782"/>
    </style:style>
    <style:style style:name="T10" style:family="text">
      <style:text-properties officeooo:rsid="0012467e"/>
    </style:style>
    <style:style style:name="T11" style:family="text">
      <style:text-properties officeooo:rsid="00133729"/>
    </style:style>
    <style:style style:name="T12" style:family="text">
      <style:text-properties officeooo:rsid="00152b3f"/>
    </style:style>
    <style:style style:name="T13" style:family="text">
      <style:text-properties officeooo:rsid="00157f11"/>
    </style:style>
    <style:style style:name="T14" style:family="text">
      <style:text-properties officeooo:rsid="001b9ba7"/>
    </style:style>
    <style:style style:name="T15" style:family="text">
      <style:text-properties officeooo:rsid="001c4c0f"/>
    </style:style>
    <style:style style:name="T16" style:family="text">
      <style:text-properties officeooo:rsid="002399d0"/>
    </style:style>
    <style:style style:name="T17" style:family="text">
      <style:text-properties officeooo:rsid="0024ff47"/>
    </style:style>
    <style:style style:name="T18" style:family="text">
      <style:text-properties officeooo:rsid="0025de64"/>
    </style:style>
    <style:style style:name="T19" style:family="text">
      <style:text-properties officeooo:rsid="00284736"/>
    </style:style>
    <style:style style:name="T20" style:family="text">
      <style:text-properties officeooo:rsid="0029322d"/>
    </style:style>
    <style:style style:name="T21" style:family="text">
      <style:text-properties officeooo:rsid="002cc433"/>
    </style:style>
    <style:style style:name="T22" style:family="text">
      <style:text-properties officeooo:rsid="003647be"/>
    </style:style>
    <style:style style:name="T23" style:family="text">
      <style:text-properties officeooo:rsid="003b6cc4"/>
    </style:style>
    <style:style style:name="T24" style:family="text">
      <style:text-properties officeooo:rsid="003dc143"/>
    </style:style>
    <style:style style:name="T25" style:family="text">
      <style:text-properties officeooo:rsid="003dea36"/>
    </style:style>
    <style:style style:name="T26" style:family="text">
      <style:text-properties officeooo:rsid="00408b96"/>
    </style:style>
    <style:style style:name="T27" style:family="text">
      <style:text-properties officeooo:rsid="004e6ae4"/>
    </style:style>
    <style:style style:name="T28" style:family="text">
      <style:text-properties officeooo:rsid="004f259b"/>
    </style:style>
    <style:style style:name="T29" style:family="text">
      <style:text-properties officeooo:rsid="00545ae2"/>
    </style:style>
    <style:style style:name="T30" style:family="text">
      <style:text-properties officeooo:rsid="00599e76"/>
    </style:style>
    <style:style style:name="T31" style:family="text">
      <style:text-properties officeooo:rsid="005a8c74"/>
    </style:style>
    <style:style style:name="T32" style:family="text">
      <style:text-properties officeooo:rsid="005e41fe"/>
    </style:style>
    <style:style style:name="T33" style:family="text">
      <style:text-properties officeooo:rsid="00655efc"/>
    </style:style>
    <style:style style:name="T34" style:family="text">
      <style:text-properties officeooo:rsid="00691010"/>
    </style:style>
    <style:style style:name="T35" style:family="text">
      <style:text-properties officeooo:rsid="006bf41a"/>
    </style:style>
    <style:style style:name="T36" style:family="text">
      <style:text-properties officeooo:rsid="00715fb1"/>
    </style:style>
    <style:style style:name="T37" style:family="text">
      <style:text-properties officeooo:rsid="00736a29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7987b0" style:font-weight-asian="normal" style:font-weight-complex="normal"/>
    </style:style>
    <style:style style:name="T40" style:family="text">
      <style:text-properties officeooo:rsid="00884618"/>
    </style:style>
    <style:style style:name="T41" style:family="text">
      <style:text-properties officeooo:rsid="00955b4a"/>
    </style:style>
    <style:style style:name="T42" style:family="text">
      <style:text-properties officeooo:rsid="009b33d9"/>
    </style:style>
    <style:style style:name="T43" style:family="text">
      <style:text-properties officeooo:rsid="009dd5a6"/>
    </style:style>
    <style:style style:name="T44" style:family="text">
      <style:text-properties officeooo:rsid="009dd5e5"/>
    </style:style>
    <style:style style:name="T45" style:family="text">
      <style:text-properties officeooo:rsid="00a4652a"/>
    </style:style>
    <style:style style:name="T46" style:family="text">
      <style:text-properties officeooo:rsid="00aa9245"/>
    </style:style>
    <style:style style:name="T47" style:family="text">
      <style:text-properties officeooo:rsid="00adf558"/>
    </style:style>
    <style:style style:name="T48" style:family="text">
      <style:text-properties officeooo:rsid="00b1295a"/>
    </style:style>
    <style:style style:name="T49" style:family="text">
      <style:text-properties officeooo:rsid="00b32ef4"/>
    </style:style>
    <style:style style:name="T50" style:family="text">
      <style:text-properties officeooo:rsid="00b5d7c7"/>
    </style:style>
    <style:style style:name="T51" style:family="text">
      <style:text-properties officeooo:rsid="00b761c7"/>
    </style:style>
    <style:style style:name="T52" style:family="text">
      <style:text-properties officeooo:rsid="00b9e2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-start text:name="Italia preguerra"/>STORIA<text:bookmark-end text:name="Italia preguerra"/></text:p>
      <text:list xml:id="list1928333401780451129" text:style-name="L1">
        <text:list-item>
          <text:p text:style-name="P12">La destra aveva portato all'unificazione, ma perse consensi a causa delle nuove tasse e riforme</text:p>
          <text:list>
            <text:list-item>
              <text:p text:style-name="P12"><text:span text:style-name="T16">1870: </text:span>Tassa sul macinato di Quintino Sella, <text:span text:style-name="T16">penalizza tutti soprattutto i poveri</text:span></text:p>
            </text:list-item>
          </text:list>
        </text:list-item>
        <text:list-item>
          <text:p text:style-name="P13">1874 la sinistra ottiene i voti, ma non il potere poiché molti cattolici non erano andati a votare per il non expedit del Papa</text:p>
        </text:list-item>
        <text:list-item>
          <text:p text:style-name="P13">1876 Governo Agostino Depretis <text:span text:style-name="T19">(</text:span><text:span text:style-name="T7">governo trasformista</text:span><text:span text:style-name="T19">)</text:span></text:p>
          <text:list>
            <text:list-item>
              <text:p text:style-name="P13">Esponente di sinistra, <text:span text:style-name="T17">ma legato al capitalismo e al nord</text:span></text:p>
            </text:list-item>
            <text:list-item>
              <text:p text:style-name="P14">Trasformismo: accontenta richieste di chi è disposto a votarlo</text:p>
            </text:list-item>
            <text:list-item>
              <text:p text:style-name="P14">Allarga il suffragio ai maschi con più di 21 anni che sia alfabetizzato <text:span text:style-name="T18">o con pagamento di 20 lire di tasse</text:span></text:p>
            </text:list-item>
            <text:list-item>
              <text:p text:style-name="P15">Riforma per la scuola: laica e obbligatoria per 2 anni, nonostante ciò i più poveri non andarono a scuola per la lontananza (30% a 50% alfabetizzazione)</text:p>
            </text:list-item>
            <text:list-item>
              <text:p text:style-name="P16">Politica protezionistica (tasse per i prodotti esteri) <text:span text:style-name="T20">per favori l'economia</text:span>, <text:span text:style-name="T20">anche la Francia adotta la stessa misura sui prodotti italiani</text:span></text:p>
            </text:list-item>
            <text:list-item>
              <text:p text:style-name="P17">1882 Triplice alleanza con Germania e Austria (anche se contraria agli Italiani perché non avevano ceduto Trento e Trieste)</text:p>
            </text:list-item>
          </text:list>
        </text:list-item>
        <text:list-item>
          <text:p text:style-name="P18">1887 Governo Crispi <text:span text:style-name="T21">(</text:span><text:span text:style-name="T8">politica aggressiva</text:span><text:span text:style-name="T21">)</text:span></text:p>
          <text:list>
            <text:list-item>
              <text:p text:style-name="P19">Per dimostrare il Battesimo di Sangue mirò all'Eritrea che ottene grazie al trattato di Uccialli e la formazione del protettorato</text:p>
            </text:list-item>
            <text:list-item>
              <text:p text:style-name="P20">Politica interna:</text:p>
              <text:list>
                <text:list-item>
                  <text:p text:style-name="P20">elezioni comunali (amministrazione e sindaco)</text:p>
                </text:list-item>
                <text:list-item>
                  <text:p text:style-name="P21">introdotto diritto di sciopero e associazione</text:p>
                </text:list-item>
                <text:list-item>
                  <text:p text:style-name="P21">abolita pena di morte</text:p>
                </text:list-item>
              </text:list>
            </text:list-item>
          </text:list>
        </text:list-item>
      </text:list>
      <text:list xml:id="list6548181958300993621" text:style-name="L2">
        <text:list-item>
          <text:p text:style-name="P22">Differenza tra anarchici e socialisti</text:p>
          <text:list>
            <text:list-item>
              <text:p text:style-name="P22">Anarchici non riconoscono alcun potere sopra di loro</text:p>
            </text:list-item>
            <text:list-item>
              <text:p text:style-name="P22">Socialisti concedono a tutte le classi l'esercizio del potere</text:p>
            </text:list-item>
          </text:list>
        </text:list-item>
        <text:list-item>
          <text:p text:style-name="P23">Questione Meridionale</text:p>
          <text:list>
            <text:list-item>
              <text:p text:style-name="P24">Nord e sud anche dopo l'unificazione hanno un livello economico molto diverso <text:span text:style-name="T12">(Milano, Torino, Genova, il triangolo industriale)</text:span></text:p>
            </text:list-item>
            <text:list-item>
              <text:p text:style-name="P25">Positivismo: <text:span text:style-name="T13">alcuni erano destinati ad avere vantaggi dal progresso perché più capaci di altri</text:span></text:p>
            </text:list-item>
            <text:list-item>
              <text:p text:style-name="P26">Si diffonde l'idea della presenza di due razze in Italia: ari e mediterranei (meno capaci)</text:p>
            </text:list-item>
            <text:list-item>
              <text:p text:style-name="P27">Dopo le iniziali proteste del Sud, ben presto si spensero a causa della forte emigrazione della <text:soft-page-break/>parte attiva della popolazione</text:p>
            </text:list-item>
          </text:list>
        </text:list-item>
        <text:list-item>
          <text:p text:style-name="P22">Diffusione del socialismo in Italia</text:p>
          <text:list>
            <text:list-item>
              <text:p text:style-name="P22">Si diffonde lentamente</text:p>
            </text:list-item>
            <text:list-item>
              <text:p text:style-name="P22">è una corrente moderata</text:p>
            </text:list-item>
            <text:list-item>
              <text:p text:style-name="P22">Il primo giornale socialista è “La Critica Sociale” di Costa</text:p>
            </text:list-item>
            <text:list-item>
              <text:p text:style-name="P28">Verso fine '800 nasce il partito socialista e il giornale “Avanti!”, di cui diverrà parte anche Mussolini</text:p>
            </text:list-item>
          </text:list>
        </text:list-item>
        <text:list-item>
          <text:p text:style-name="P28">La diffusione del socialismo porta ad alcune rivolte in Italia, le quali sono soppresse con la forza</text:p>
          <text:list>
            <text:list-item>
              <text:p text:style-name="P28">Il governo Crispi è costretto alle dimissioni</text:p>
            </text:list-item>
          </text:list>
        </text:list-item>
        <text:list-item>
          <text:p text:style-name="P28">1891-1892 Governo di Antonio Di Rudinì ( <text:span text:style-name="T3">m</text:span><text:span text:style-name="T2">oderato </text:span>)</text:p>
          <text:list>
            <text:list-item>
              <text:p text:style-name="P28">Governo provvisorio</text:p>
            </text:list-item>
          </text:list>
        </text:list-item>
        <text:list-item>
          <text:p text:style-name="P28">1893-1894 Governo di Giolitti</text:p>
          <text:list>
            <text:list-item>
              <text:p text:style-name="P29">Dimissioni a causa dello scandalo della banca romana</text:p>
              <text:list>
                <text:list-item>
                  <text:p text:style-name="P29">6 banche italiane coniavano moneta e tutte coniavano più monete del dovuto, la banca romana stampa una doppia serie di banconote per coprire un ammanco (2 banconote con stesso numero di serie)</text:p>
                </text:list-item>
              </text:list>
            </text:list-item>
          </text:list>
        </text:list-item>
        <text:list-item>
          <text:p text:style-name="P29">Governo Crispi <text:span text:style-name="T1">(</text:span> <text:span text:style-name="T2">autoritari</text:span><text:span text:style-name="T4">o</text:span> <text:span text:style-name="T1">)</text:span></text:p>
          <text:list>
            <text:list-item>
              <text:p text:style-name="P29">repressione nuovi moti</text:p>
            </text:list-item>
            <text:list-item>
              <text:p text:style-name="P29">programma una campagna in Etiopia</text:p>
            </text:list-item>
            <text:list-item>
              <text:p text:style-name="P29">Dimissioni a causa di una pesante sconfitta ad Adua (tramonta l'idea del battesimo di sangue)</text:p>
            </text:list-item>
          </text:list>
        </text:list-item>
        <text:list-item>
          <text:p text:style-name="P29">Governo Di Rudinì <text:span text:style-name="T1">( </text:span><text:span text:style-name="T3">moderato, poi <text:s/>autoritario</text:span><text:span text:style-name="T1"> )</text:span></text:p>
          <text:list>
            <text:list-item>
              <text:p text:style-name="P30">Promulga un amnistia</text:p>
            </text:list-item>
            <text:list-item>
              <text:p text:style-name="P30">Aumenta il prezzo del pane, scatenando rivolte, poi soppresse nel sangue</text:p>
            </text:list-item>
            <text:list-item>
              <text:p text:style-name="P31">Viene tolta la libertà di stampa e parola</text:p>
            </text:list-item>
            <text:list-item>
              <text:p text:style-name="P32">Dimissioni</text:p>
            </text:list-item>
          </text:list>
        </text:list-item>
        <text:list-item>
          <text:p text:style-name="P33">Governo del Generale Pelloux ( <text:span text:style-name="T2">moderato, poi autoritario</text:span> )</text:p>
          <text:list>
            <text:list-item>
              <text:p text:style-name="P34">Prova a far approvare alcune leggi ma la sinistra si oppone con l'ostruzionismo</text:p>
            </text:list-item>
            <text:list-item>
              <text:p text:style-name="P34">Dimissioni e nuove elezioni</text:p>
            </text:list-item>
          </text:list>
        </text:list-item>
        <text:list-item>
          <text:p text:style-name="P35">Governo Saracco ( <text:span text:style-name="T2">governo di pacificazione </text:span><text:span text:style-name="T5">nazionale</text:span><text:span text:style-name="T9"> </text:span>)</text:p>
          <text:list>
            <text:list-item>
              <text:p text:style-name="P36">1900 assassinio di Umberto I <text:span text:style-name="T11">ad opera di un anarchico ( Gaetano Bresci )</text:span>, <text:span text:style-name="T10">nonostante ciò il </text:span><text:soft-page-break/><text:span text:style-name="T10">successore mantiene la linea politica di pacificazione</text:span></text:p>
            </text:list-item>
          </text:list>
        </text:list-item>
        <text:list-item>
          <text:p text:style-name="P37">1903-1905 Governo Giolitti <text:span text:style-name="T15">(</text:span><text:span text:style-name="T6">trasformista, accontenta sia destra sia sinistra</text:span><text:span text:style-name="T15">)</text:span></text:p>
          <text:list>
            <text:list-item>
              <text:p text:style-name="P37">Lo Stato, secondo Giolitti, era il mediatore e non doveva intervenire nei conflitti sociali poiché si sarebbero esauriti da soli</text:p>
            </text:list-item>
            <text:list-item>
              <text:p text:style-name="P38">Questo governo favorisce le clientele</text:p>
            </text:list-item>
            <text:list-item>
              <text:p text:style-name="P38">Grandi capitali dall'estero favoriscono l'economia</text:p>
            </text:list-item>
            <text:list-item>
              <text:p text:style-name="P38">Nascono banche miste, che concedono finanziamenti a lungo termine per l'industria soprattutto quella pesante</text:p>
            </text:list-item>
            <text:list-item>
              <text:p text:style-name="P39">Socialisti in Italia:</text:p>
              <text:list>
                <text:list-item>
                  <text:p text:style-name="P39">Riformisti, arrivare al socialismo attraverso graduali riforme</text:p>
                  <text:list>
                    <text:list-item>
                      <text:p text:style-name="P39">Giolitti cerca il loro appoggio e quello di Turati, ma rifiutano per evitare un eccessivo distacco dai massimalisti</text:p>
                    </text:list-item>
                  </text:list>
                </text:list-item>
                <text:list-item>
                  <text:p text:style-name="P39">Massimalisti, arrivare al socialismo con la rivolta</text:p>
                </text:list-item>
              </text:list>
            </text:list-item>
            <text:list-item>
              <text:p text:style-name="P40">Giolitti ottiene il tacito consenso da Pio X, permettendo ai cattolici di partecipare alla politica, poiché temeva un allargamento dei consensi <text:span text:style-name="T14">per i </text:span>socialisti</text:p>
            </text:list-item>
            <text:list-item>
              <text:p text:style-name="P41">I nazionalisti chiedevano una campagna in Libia</text:p>
              <text:list>
                <text:list-item>
                  <text:p text:style-name="P41">Doveva essere usata per la manodopera in eccesso e da territorio di sfruttamento</text:p>
                </text:list-item>
                <text:list-item>
                  <text:p text:style-name="P42">La reale motivazione era che molti nazionalisti, proprietari di industrie pesanti, volevano incrementare le vendite</text:p>
                </text:list-item>
                <text:list-item>
                  <text:p text:style-name="P43">1911-1912 Campagna di Libia, conquistata con il dodecaneso dopo la Pace di Losanna</text:p>
                </text:list-item>
              </text:list>
            </text:list-item>
            <text:list-item>
              <text:p text:style-name="P44">I socialisti chiedono il suffragio universale maschile</text:p>
              <text:list>
                <text:list-item>
                  <text:p text:style-name="P44">1912 possono votare:</text:p>
                  <text:list>
                    <text:list-item>
                      <text:p text:style-name="P44">uomini analfabeti con più di 30 anni</text:p>
                    </text:list-item>
                    <text:list-item>
                      <text:p text:style-name="P44">alfabetizzati con più di 21 anni</text:p>
                    </text:list-item>
                    <text:list-item>
                      <text:p text:style-name="P45">chi aveva prestato servizio militare (che era obbligatorio)</text:p>
                    </text:list-item>
                  </text:list>
                </text:list-item>
              </text:list>
            </text:list-item>
            <text:list-item>
              <text:p text:style-name="P46">Patto Gentiloni: per ottenere l'appoggio dei Cattolici, Giolitti ottiene dal Papa il permesso ai cattolici di intervenine col voto in politica</text:p>
              <text:list>
                <text:list-item>
                  <text:p text:style-name="P46">una parte di cattolici raccolta intorno a Don Romolo Murri chiede la formazione di un partito</text:p>
                  <text:list>
                    <text:list-item>
                      <text:p text:style-name="P46">Murri è scomunicato e solo nel <text:span text:style-name="T23">primo</text:span> dopoguerra si formerà <text:span text:style-name="T23">il Partito Popolare Italiano</text:span></text:p>
                    </text:list-item>
                  </text:list>
                </text:list-item>
                <text:list-item>
                  <text:p text:style-name="P46">gli intransigenti sono a sfavore della partecipazione in politica </text:p>
                </text:list-item>
              </text:list>
            </text:list-item>
            <text:list-item>
              <text:p text:style-name="P47"><text:soft-page-break/>Catastrofi naturali che il governo non si curò di risolvere</text:p>
              <text:list>
                <text:list-item>
                  <text:p text:style-name="P47">eruzione Vesuvio (1906)</text:p>
                </text:list-item>
                <text:list-item>
                  <text:p text:style-name="P47">terremoto di Messina (1908)</text:p>
                </text:list-item>
              </text:list>
            </text:list-item>
          </text:list>
        </text:list-item>
      </text:list>
      <text:p text:style-name="P6"><text:bookmark-start text:name="Imperialismo"/>Imperialismo o Belle Epoque <text:span text:style-name="T24">(1870 - 1914)</text:span><text:bookmark-end text:name="Imperialismo"/></text:p>
      <text:list xml:id="list4293558249839067207" text:style-name="L3">
        <text:list-item>
          <text:p text:style-name="P48">Per i marxisti il periodo si chiamerà Imperialismo per mettere in luce l'aspetto negativo</text:p>
        </text:list-item>
        <text:list-item>
          <text:p text:style-name="P48">Belle Epoque e Seconda Rivoluzione Industriale perché fu un periodo di grandi scoperte tecnologiche <text:span text:style-name="T25">(in campo medico, industriale, circolano le prime auto, nascono i viaggi di piacere)</text:span></text:p>
        </text:list-item>
        <text:list-item>
          <text:p text:style-name="P49">Parigi sarà il simbolo di questo periodo e in particolare la Tour Eiffel, il simbolo del progresso</text:p>
        </text:list-item>
        <text:list-item>
          <text:p text:style-name="P51">Con lo sviluppo industriale </text:p>
          <text:list>
            <text:list-item>
              <text:p text:style-name="P51">si verifica un forte inurbamento, causato da lavoro più sicuro e redditizio di quello di campagna</text:p>
            </text:list-item>
            <text:list-item>
              <text:p text:style-name="P51">nascita dei paesi dormitorio</text:p>
            </text:list-item>
            <text:list-item>
              <text:p text:style-name="P52">nascono i colletti bianchi, gli operai specializzati, una classe intermedia</text:p>
            </text:list-item>
            <text:list-item>
              <text:p text:style-name="P53"><text:span text:style-name="T26">i</text:span>l settore siderurgico e soprattutto militare subiscono un forte impulso</text:p>
            </text:list-item>
            <text:list-item>
              <text:p text:style-name="P50">Ford produce la prima auto con una catena di montaggio (Taylorismo)</text:p>
            </text:list-item>
          </text:list>
        </text:list-item>
        <text:list-item>
          <text:p text:style-name="P49">Il positivismo era l'ideologia dominante. I popoli superiori si imponevano su quelli inferiori, perciò legittimava l'imperialismo</text:p>
        </text:list-item>
        <text:list-item>
          <text:p text:style-name="P49">Con la crisi economica, molti stati adottano una politica protezionistica, altri tentarono di potenziare il settore in maggior crisi, quello agricolo</text:p>
        </text:list-item>
        <text:list-item>
          <text:p text:style-name="P49">La crisi si scatenò quanto i liquidi in circolo superarono le riserve auree del paese</text:p>
        </text:list-item>
      </text:list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">PRIMA RIVOLUZIONE INDUSTRIALE</text:p>
          </table:table-cell>
          <table:table-cell table:style-name="Tabella1.B1" office:value-type="string">
            <text:p text:style-name="P9">SECONDA RIVOLUZIONE INDUSTRIALE</text:p>
          </table:table-cell>
        </table:table-row>
        <table:table-row>
          <table:table-cell table:style-name="Tabella1.A2" office:value-type="string">
            <text:p text:style-name="P9">Inizio 800</text:p>
          </table:table-cell>
          <table:table-cell table:style-name="Tabella1.B2" office:value-type="string">
            <text:p text:style-name="P9">Fine 800</text:p>
          </table:table-cell>
        </table:table-row>
        <table:table-row>
          <table:table-cell table:style-name="Tabella1.A2" office:value-type="string">
            <text:p text:style-name="P9">Inghilterra</text:p>
          </table:table-cell>
          <table:table-cell table:style-name="Tabella1.B2" office:value-type="string">
            <text:p text:style-name="P9">USA e Germania</text:p>
          </table:table-cell>
        </table:table-row>
        <table:table-row>
          <table:table-cell table:style-name="Tabella1.A2" office:value-type="string">
            <text:p text:style-name="P9">Tessile</text:p>
          </table:table-cell>
          <table:table-cell table:style-name="Tabella1.B2" office:value-type="string">
            <text:p text:style-name="P9">Pesante</text:p>
          </table:table-cell>
        </table:table-row>
        <table:table-row>
          <table:table-cell table:style-name="Tabella1.A2" office:value-type="string">
            <text:p text:style-name="P9">Vapore</text:p>
          </table:table-cell>
          <table:table-cell table:style-name="Tabella1.B2" office:value-type="string">
            <text:p text:style-name="P9">Elettricità</text:p>
          </table:table-cell>
        </table:table-row>
        <table:table-row>
          <table:table-cell table:style-name="Tabella1.A2" office:value-type="string">
            <text:p text:style-name="P9">Carbone e ferro</text:p>
          </table:table-cell>
          <table:table-cell table:style-name="Tabella1.B2" office:value-type="string">
            <text:p text:style-name="P9">Acciaio e chimica</text:p>
          </table:table-cell>
        </table:table-row>
      </table:table>
      <text:list xml:id="list200145647795971" text:continue-numbering="true" text:style-name="L3">
        <text:list-header>
          <text:p text:style-name="P49"/>
          <text:p text:style-name="P49"/>
        </text:list-header>
      </text:list>
      <text:p text:style-name="P2"/>
      <text:p text:style-name="P5"><text:bookmark-start text:name="Prima Guerra Mondiale"/><text:soft-page-break/>I Guerra Mondiale <text:span text:style-name="T32">(Premessa)</text:span><text:bookmark-end text:name="Prima Guerra Mondiale"/></text:p>
      <text:list xml:id="list200145477562010" text:continue-list="list6548181958300993621" text:style-name="L2">
        <text:list-item>
          <text:p text:style-name="P54">Cause</text:p>
          <text:list>
            <text:list-item>
              <text:p text:style-name="P54">Germania vuole rivendicare la sua potenza economica e politica, anche con la forza</text:p>
            </text:list-item>
            <text:list-item>
              <text:p text:style-name="P55">Guglielmo II non rinnova l'alleanza con la Russia, così stipula un alleanza con la Francia</text:p>
              <text:list>
                <text:list-item>
                  <text:p text:style-name="P55">Birsmark aveva stipulato la Triplice Alleanza con Italia e Austria, il Patto dei Tre Imperatori con Russia e Austria, sotto Guglielmo I. Bismark si dimette con Guglielmo II</text:p>
                </text:list-item>
              </text:list>
            </text:list-item>
            <text:list-item>
              <text:p text:style-name="P56">Guglielmo II tenta l'alleanza con l'Inghilterra, ma non ha successo</text:p>
              <text:list>
                <text:list-item>
                  <text:p text:style-name="P56">L'aumento della flotta tedesca non permetteva all'Inghilterra di formare una flotta più grande della somma delle altre due più forti</text:p>
                </text:list-item>
                <text:list-item>
                  <text:p text:style-name="P56">guerra greco-turca: </text:p>
                  <text:list>
                    <text:list-item>
                      <text:p text:style-name="P56">Creta chiede aiuto alla Grecia per ottenere l'indipendenza e la Grecia da il suo appoggio in quanto utile per i traffici commerciali</text:p>
                    </text:list-item>
                    <text:list-item>
                      <text:p text:style-name="P56">La Grecia ottiene il supporto degli Inglesi e la Turchia dei Tedeschi</text:p>
                    </text:list-item>
                    <text:list-item>
                      <text:p text:style-name="P56">Creta ottiene l'indipendenza, ma il governo turco permette ai tedeschi di costruire la ferrovia fino a <text:span text:style-name="T22">Baghdad</text:span></text:p>
                    </text:list-item>
                  </text:list>
                </text:list-item>
                <text:list-item>
                  <text:p text:style-name="P57">strage in Transvaal e Orange</text:p>
                  <text:list>
                    <text:list-item>
                      <text:p text:style-name="P57">Dopo il massacro dei boeri, l'opinione pubblica reagisce e in particolare la Germania</text:p>
                    </text:list-item>
                    <text:list-item>
                      <text:p text:style-name="P57">Si scatena una germanofobia</text:p>
                    </text:list-item>
                  </text:list>
                </text:list-item>
                <text:list-item>
                  <text:p text:style-name="P57">Intesa Cordiale (1904-1905)</text:p>
                  <text:list>
                    <text:list-item>
                      <text:p text:style-name="P57">La Francia permette agli inglesi la conquista del Sudan, lasciando il Marocco ai Francesi</text:p>
                    </text:list-item>
                  </text:list>
                </text:list-item>
              </text:list>
            </text:list-item>
            <text:list-item>
              <text:p text:style-name="P58">Austria annette Bosnia-Erzegovina</text:p>
              <text:list>
                <text:list-item>
                  <text:p text:style-name="P58">La Russia desidera un protettorato nei Balcani</text:p>
                </text:list-item>
                <text:list-item>
                  <text:p text:style-name="P58">Serbi e Italiani non possono più aprire rotte commerciali col Paese</text:p>
                </text:list-item>
              </text:list>
            </text:list-item>
            <text:list-item>
              <text:p text:style-name="P58">Annessione del Marocco</text:p>
              <text:list>
                <text:list-item>
                  <text:p text:style-name="P58">dopo l'annessione francese, la Germania la denuncia per violazione dei trattati internazionali, ma nessuno la appoggia</text:p>
                </text:list-item>
                <text:list-item>
                  <text:p text:style-name="P58">dopo che la Francia ebbe sedato alcune rivolte lungo i confini del Marocco, <text:s/>la Germania la denuncia senza intervento militare</text:p>
                </text:list-item>
              </text:list>
            </text:list-item>
            <text:list-item>
              <text:p text:style-name="P59">Guerra Balcanica</text:p>
              <text:list>
                <text:list-item>
                  <text:p text:style-name="P59">Grecia, Bulgaria, Serbia e Montenegro si alleano contro la Turchia e conquistano parte dei suoi territori</text:p>
                </text:list-item>
                <text:list-item>
                  <text:p text:style-name="P59"><text:soft-page-break/>Grecia, Serbia e Montenegro si alleano contro la Bulgaria perché ha preso possesso di più territori degli altri, i territori bulgari vengono spartiti</text:p>
                </text:list-item>
              </text:list>
            </text:list-item>
            <text:list-item>
              <text:p text:style-name="P60">Impero Ottomano</text:p>
              <text:list>
                <text:list-item>
                  <text:p text:style-name="P60">la modernizzazione sarà messa a freno dalla diffusione della religione</text:p>
                </text:list-item>
                <text:list-item>
                  <text:p text:style-name="P60">il popolo obbliga il sultano a concedere una costituzione, revocata l’anno successivo</text:p>
                </text:list-item>
                <text:list-item>
                  <text:p text:style-name="P60">Abdul Ahmid è destituito e il fratello Maometto V ottiene il potere</text:p>
                </text:list-item>
                <text:list-item>
                  <text:p text:style-name="P60">Mustafà Kemal fu il leader dei movimenti rivoluzionari oltre che ataturk, padre della Turchia</text:p>
                </text:list-item>
                <text:list-item>
                  <text:p text:style-name="P60">Kemal attuò un processo di modernizzazione</text:p>
                </text:list-item>
              </text:list>
            </text:list-item>
            <text:list-item>
              <text:p text:style-name="P61">Cina</text:p>
              <text:list>
                <text:list-item>
                  <text:p text:style-name="P61">durante le guerre dell’oppio la cina aveva perso parte dell’autonomia</text:p>
                </text:list-item>
                <text:list-item>
                  <text:p text:style-name="P61">L’imperatrice Ci-Xi fomentò l’odio dei boxer (gruppi di giovani rivoltosi contro gli stranieri e i grandi proprietari terrieri) contro gli stranieri</text:p>
                </text:list-item>
                <text:list-item>
                  <text:p text:style-name="P61">Vengono assediati i quartieri stranieri nelle città e i cinesi cristianizzati</text:p>
                </text:list-item>
                <text:list-item>
                  <text:p text:style-name="P61">Usa, Giappone e le potenze Europee inviano dei contingenti armati</text:p>
                </text:list-item>
                <text:list-item>
                  <text:p text:style-name="P61">La Cina firma i protocolli dei boxer, pagando un’indennità di guerra, ospitando guarnigioni straniere nella città maggiori, reprimendo qualsiasi rivolta avvenire</text:p>
                </text:list-item>
              </text:list>
            </text:list-item>
            <text:list-item>
              <text:p text:style-name="P62">Giappone</text:p>
              <text:list>
                <text:list-item>
                  <text:p text:style-name="P62">Trattato con gli Inglesi : In caso di guerra con Cina o Corea, se un altra potenza si fosse schierata in difesa di una di questi due Stati, la potenza che non era in guerra (tra Giappone e Inghilterra) entra in guerra al fianco dell’altra</text:p>
                </text:list-item>
                <text:list-item>
                  <text:p text:style-name="P63">Il Giappone attacca la Russia e vince, Roosvelt media la pace tra i due Stati ottenendo il Nobel per la pace</text:p>
                </text:list-item>
              </text:list>
            </text:list-item>
            <text:list-item>
              <text:p text:style-name="P64">USA (Theodore Roosvelt)</text:p>
              <text:list>
                <text:list-item>
                  <text:p text:style-name="P65">“Big Stick”, parla con dolcezza, se non ha effetto ricorda di avere con te un grosso bastone</text:p>
                </text:list-item>
                <text:list-item>
                  <text:p text:style-name="P65">Canale di Panama</text:p>
                  <text:list>
                    <text:list-item>
                      <text:p text:style-name="P65">Tenta di acquistare i territori appartenenti alla Colombia</text:p>
                    </text:list-item>
                    <text:list-item>
                      <text:p text:style-name="P65">Al rifiuto del governo, finanzia le rivolte</text:p>
                    </text:list-item>
                    <text:list-item>
                      <text:p text:style-name="P65">Alla nascita della Repubblica di Panama, ottiene i territori a cui era interessato</text:p>
                    </text:list-item>
                  </text:list>
                </text:list-item>
                <text:list-item>
                  <text:p text:style-name="P65">Corollario alla dottrina Monroe</text:p>
                  <text:list>
                    <text:list-item>
                      <text:p text:style-name="P65">La dottrina Monroe dava accesso commerciale privilegiato agli Usa in America del <text:soft-page-break/>Sud </text:p>
                    </text:list-item>
                    <text:list-item>
                      <text:p text:style-name="P66">Corollario: Gli Usa mantenevano l’ordine sedando le rivolte nei Paesi Americani, aumentando il controllo sullo Stato</text:p>
                    </text:list-item>
                  </text:list>
                </text:list-item>
                <text:list-item>
                  <text:p text:style-name="P67">Intervento nello sciopero dei Minatori</text:p>
                  <text:list>
                    <text:list-item>
                      <text:p text:style-name="P67">Aumenta il loro stipendia e accontenta le loro richieste</text:p>
                    </text:list-item>
                  </text:list>
                </text:list-item>
              </text:list>
            </text:list-item>
            <text:list-item>
              <text:p text:style-name="P68">Russia</text:p>
              <text:list>
                <text:list-item>
                  <text:p text:style-name="P68">Vitte promuove l’industria e le ferrovie (Transiberiana), stabilizza il rublo grazie ai capitali stranieri</text:p>
                </text:list-item>
                <text:list-item>
                  <text:p text:style-name="P69">22 gennaio 1905 (domenica di sangue): dopo la protesta pacifica del popolo di diminuire il prezzo del pane e di mettere un calmiere sui beni di prima necessità, lo zar ordina di sparare sulla folla</text:p>
                  <text:list>
                    <text:list-item>
                      <text:p text:style-name="P69">nascono i partiti illeciti popolari socialrivoluzionario e socialdemocratico e il partito cadetto dei borghesi</text:p>
                    </text:list-item>
                    <text:list-item>
                      <text:p text:style-name="P70">I soviet (consigli) raccolgono le proteste</text:p>
                    </text:list-item>
                  </text:list>
                </text:list-item>
              </text:list>
            </text:list-item>
          </text:list>
        </text:list-item>
      </text:list>
      <text:p text:style-name="P7">I Guerra Mondiale <text:span text:style-name="T32">(Fatti)</text:span></text:p>
      <text:list xml:id="list935565436964785328" text:style-name="L4">
        <text:list-item>
          <text:p text:style-name="P71">Nessuno ha un obiettivo chiaro all’inizio della guerra, <text:span text:style-name="T28">a settembre si delineano i programmi</text:span></text:p>
          <text:list>
            <text:list-item>
              <text:p text:style-name="P72">Francia vuole Alsazia e Lorena</text:p>
            </text:list-item>
            <text:list-item>
              <text:p text:style-name="P72">Russia aspira a instaurare protettorati sui Balcani</text:p>
            </text:list-item>
            <text:list-item>
              <text:p text:style-name="P72">Germania voleva indebolire Francia e Inghilterra, divenire la potenza economica egemone</text:p>
            </text:list-item>
          </text:list>
        </text:list-item>
        <text:list-item>
          <text:p text:style-name="P72">Guerra</text:p>
          <text:list>
            <text:list-item>
              <text:p text:style-name="P72"><text:s/>totale perché sono coinvolti tutti gli stati sociali e persino le colonie</text:p>
            </text:list-item>
            <text:list-item>
              <text:p text:style-name="P72">tecnologica poiché ruolo importante assunse la ricerca tecnologica</text:p>
            </text:list-item>
            <text:list-item>
              <text:p text:style-name="P72">di logoramento, in trincea in cui i soldati sostavano per molto tempo fino allo sfinimento</text:p>
            </text:list-item>
          </text:list>
        </text:list-item>
        <text:list-item>
          <text:p text:style-name="P73">Eventi</text:p>
          <text:list>
            <text:list-item>
              <text:p text:style-name="P71">28 giugno 1914: la Mano Nera con l’appoggio della Serbia tentava di liberare la Bosnia-Erzegovina e compie l’assassinio dell’Arciduca <text:span text:style-name="T27">Francesco Ferdinando D’Austria per mano di Gavrilo Princip</text:span></text:p>
            </text:list-item>
            <text:list-item>
              <text:p text:style-name="P74">23 luglio 1914: Austria invia un ultimatum che viene accettato ad eccezione di un punto, ossia che i funzionari austriaci ponessero presidi in territorio serbo. L’Austria dichiara guerra alla Serbia</text:p>
            </text:list-item>
            <text:list-item>
              <text:p text:style-name="P75">1916 Spedizione punitiva austriaca contro i traditori italiani</text:p>
            </text:list-item>
            <text:list-item>
              <text:p text:style-name="P73"><text:soft-page-break/>1917 Rivoluzione russa: il governo borghese di Kerenskij continuò la guerra, mentre Lenin <text:span text:style-name="T29">decise di firmare l’armistizio di Brest-litovsk</text:span></text:p>
              <text:list>
                <text:list-item>
                  <text:p text:style-name="P76">Fu pace pubblica e Lenin lasciò che ogni regione scegliesse se essere annessa così da ispirare i socialisti degli altri Paesi, ma molte rinunciarono alla rivoluzione sociale</text:p>
                </text:list-item>
              </text:list>
            </text:list-item>
            <text:list-item>
              <text:p text:style-name="P77">1917 Entrata in guerra degli Stati Uniti per</text:p>
              <text:list>
                <text:list-item>
                  <text:p text:style-name="P77">la violazione della neutralità del Belgio</text:p>
                </text:list-item>
                <text:list-item>
                  <text:p text:style-name="P77">l’affondamento del transatlantico Lusitania che trasportava passeggeri, tra cui americani, anche se trasportava armi nascoste per gli inglesi</text:p>
                </text:list-item>
                <text:list-item>
                  <text:p text:style-name="P78">la guerra sottomarina</text:p>
                </text:list-item>
                <text:list-item>
                  <text:p text:style-name="P78">il motivo principale era fare in modo che Francia e Inghilterra potessero saldare gli ingenti debiti contratti con gli USA</text:p>
                </text:list-item>
              </text:list>
            </text:list-item>
            <text:list-item>
              <text:p text:style-name="P78">Benedetto XV chiede con un proclama di mettere fine alla guerra</text:p>
            </text:list-item>
            <text:list-item>
              <text:p text:style-name="P78">Disfatta di Caporetto: dopo numerose perdite gli Italiani fermano gli austriaci presso il Monte Grappa</text:p>
            </text:list-item>
          </text:list>
        </text:list-item>
        <text:list-item>
          <text:p text:style-name="P79">Pace</text:p>
          <text:list>
            <text:list-item>
              <text:p text:style-name="P79">Dopo il primo trattato di pace sia Guglielmo II che Carlo I d’Asburgo abdicano</text:p>
            </text:list-item>
            <text:list-item>
              <text:p text:style-name="P79">1919-1920 Conferenza di Parigi</text:p>
              <text:list>
                <text:list-item>
                  <text:p text:style-name="P79">le decisioni furono prese sotto forma di dictat (imposizioni senza possibilità di replica)</text:p>
                </text:list-item>
                <text:list-item>
                  <text:p text:style-name="P79">non vennero ammessi i paesi neutrali e sconfitti</text:p>
                </text:list-item>
                <text:list-item>
                  <text:p text:style-name="P79">regolano la pace i 14 punti della Società delle Nazioni</text:p>
                  <text:list>
                    <text:list-item>
                      <text:p text:style-name="P79">Ideata dal presidente Wilson, <text:span text:style-name="T30">vi furono così tante opposizioni che indisse le elezioni e vinse Fielder che attuò una politica isolazionistica</text:span></text:p>
                    </text:list-item>
                    <text:list-item>
                      <text:p text:style-name="P79">Non fondato sull’Imperialismo</text:p>
                    </text:list-item>
                    <text:list-item>
                      <text:p text:style-name="P79">rinuncia alla guerra</text:p>
                    </text:list-item>
                    <text:list-item>
                      <text:p text:style-name="P79">rispetto dei trattati (sanzioni economiche per i trasgressori)</text:p>
                    </text:list-item>
                    <text:list-item>
                      <text:p text:style-name="P79">principio di autodeterminazione dei popoli (ogni popolo deve poter scegliere)</text:p>
                    </text:list-item>
                    <text:list-item>
                      <text:p text:style-name="P80">non ha un esercito proprio</text:p>
                    </text:list-item>
                  </text:list>
                </text:list-item>
                <text:list-item>
                  <text:p text:style-name="P81">Non vennero considerate tutte le minoranze secondo il principio di autodeterminazione, poiché Stati troppo piccoli erano troppo instabili</text:p>
                </text:list-item>
                <text:list-item>
                  <text:p text:style-name="P82">Si voleva indebolire la Germania ma non eccessivamente di modo che potesse arginare il bolscevismo russo</text:p>
                </text:list-item>
              </text:list>
            </text:list-item>
            <text:list-item>
              <text:p text:style-name="P82"><text:soft-page-break/>Pace di Versailles (Germania <text:span text:style-name="T31">considerata unica responsabile del conflitto</text:span>)</text:p>
              <text:list>
                <text:list-item>
                  <text:p text:style-name="P82">Cede Alsazia e Lorena alla Francia</text:p>
                </text:list-item>
                <text:list-item>
                  <text:p text:style-name="P82">le frontiere col Belgio sono retificate</text:p>
                </text:list-item>
                <text:list-item>
                  <text:p text:style-name="P82">cede alla Polonia uno sbocco sul mare</text:p>
                </text:list-item>
                <text:list-item>
                  <text:p text:style-name="P82">Danzica diviene città libera e porto polacco</text:p>
                </text:list-item>
                <text:list-item>
                  <text:p text:style-name="P82">smilitarizzazione della Renania</text:p>
                </text:list-item>
                <text:list-item>
                  <text:p text:style-name="P82">fermare la produzione di armamenti</text:p>
                </text:list-item>
                <text:list-item>
                  <text:p text:style-name="P82">pagare <text:span text:style-name="T31">270</text:span> miliardi di marchi d’oro</text:p>
                </text:list-item>
                <text:list-item>
                  <text:p text:style-name="P82">cedere il bacino carbonifero della Saar per 15 anni</text:p>
                </text:list-item>
                <text:list-item>
                  <text:p text:style-name="P83">rinuncia alle colonie</text:p>
                  <text:list>
                    <text:list-item>
                      <text:p text:style-name="P84">L’Italia richiese il rispetto del trattato di Londra e chiedeva i territori promessi e in più per il principio di autodeterminazione chiedeva la città di Fiume, quando i delegati italiani non furono presenti vennero spartite le colonie</text:p>
                    </text:list-item>
                    <text:list-item>
                      <text:p text:style-name="P85">D’Annunzio instaurerà la reggenza del Carnaro a Fiume annettendola all’Italia, ma il governo Giolitti sarà costretto a cacciarlo e restituire la città perché l’annessione era illecita</text:p>
                    </text:list-item>
                  </text:list>
                </text:list-item>
              </text:list>
            </text:list-item>
            <text:list-item>
              <text:p text:style-name="P85">Trattato di Saint-Germaine (Austria)</text:p>
              <text:list>
                <text:list-item>
                  <text:p text:style-name="P85">nascono due nuovi Stati: Iugoslavia e Cecoslovacchia</text:p>
                </text:list-item>
              </text:list>
            </text:list-item>
            <text:list-item>
              <text:p text:style-name="P85">Trattato di Neuilly (Bulgaria)</text:p>
              <text:list>
                <text:list-item>
                  <text:p text:style-name="P85">parte dei territori vanno a Romania, Iugoslavia e Grecia</text:p>
                </text:list-item>
              </text:list>
            </text:list-item>
            <text:list-item>
              <text:p text:style-name="P85">Trattato di Trianon ?(Ungheria)</text:p>
              <text:list>
                <text:list-item>
                  <text:p text:style-name="P85">parte dei territori vanno a Iugoslavia, Romania e Cecoslovacchia</text:p>
                </text:list-item>
              </text:list>
            </text:list-item>
            <text:list-item>
              <text:p text:style-name="P85">Trattato di Sevres (Turchia)</text:p>
              <text:list>
                <text:list-item>
                  <text:p text:style-name="P85">rimane alla Turchia solo l’Anatolia settentrionale e Costantinopoli, il resto è ceduto a Francia e Inghilterra</text:p>
                </text:list-item>
                <text:list-item>
                  <text:p text:style-name="P85">gli stretti sono smilitarizzati</text:p>
                </text:list-item>
              </text:list>
            </text:list-item>
            <text:list-item>
              <text:p text:style-name="P85">Pace di Losanna (Repubblica Turca di Kemal)</text:p>
              <text:list>
                <text:list-item>
                  <text:p text:style-name="P85">ottiene il controllo degli stretti</text:p>
                </text:list-item>
                <text:list-item>
                  <text:p text:style-name="P85">acquisisce alcuni territori in più</text:p>
                </text:list-item>
              </text:list>
            </text:list-item>
          </text:list>
        </text:list-item>
        <text:list-item>
          <text:p text:style-name="P86">Conseguenza</text:p>
          <text:list>
            <text:list-item>
              <text:p text:style-name="P86">l’Ungheria perde il suo porto (Fiume)</text:p>
            </text:list-item>
            <text:list-item>
              <text:p text:style-name="P86"><text:soft-page-break/>L’Austria è ridotta e non può allearsi coi tedeschi</text:p>
            </text:list-item>
            <text:list-item>
              <text:p text:style-name="P86">La Polonia mira a una maggiore autonomia</text:p>
            </text:list-item>
            <text:list-item>
              <text:p text:style-name="P86">molte minoranze sono inascoltate</text:p>
            </text:list-item>
            <text:list-item>
              <text:p text:style-name="P86">atteggiamento contraddittorio nei confronti della Germani</text:p>
              <text:list>
                <text:list-header>
                  <text:p text:style-name="P82"/>
                </text:list-header>
              </text:list>
            </text:list-item>
          </text:list>
        </text:list-item>
        <text:list-item>
          <text:p text:style-name="P87">La Germania si schiera al fianco dell’Austria e la Francia al fianco della Serbia</text:p>
          <text:list>
            <text:list-item>
              <text:p text:style-name="P87">La Germania viola la neutralità del Belgio per attaccare i Francesi da un altro fronte</text:p>
              <text:list>
                <text:list-item>
                  <text:p text:style-name="P87">La Russia muove l’esercito</text:p>
                </text:list-item>
                <text:list-item>
                  <text:p text:style-name="P87">L’Inghilterra si muove in aiuto della Francia</text:p>
                </text:list-item>
                <text:list-item>
                  <text:p text:style-name="P75">L’Italia si schiera con Francia e Inghilterra</text:p>
                </text:list-item>
                <text:list-item>
                  <text:p text:style-name="P75">Bulgaria si schiera con la Germania, la quale aveva preso le difese dei <text:s/>Bulgari dopo le nuove pretese mosse dopo la Seconda Guerra Balcanica</text:p>
                </text:list-item>
                <text:list-item>
                  <text:p text:style-name="P75">Impero Ottomano si schiera con la Germania che aveva aiutato contro l’indipendenza di Creta</text:p>
                </text:list-item>
                <text:list-item>
                  <text:p text:style-name="P88">Nel Mare del Nord è attuato un blocco navale, che la Germania cercherà di distruggere con una guerra sottomarina</text:p>
                </text:list-item>
              </text:list>
            </text:list-item>
          </text:list>
        </text:list-item>
        <text:list-item>
          <text:p text:style-name="P88">In Italia il governo Salandra aveva deciso di entrare in guerra</text:p>
          <text:list>
            <text:list-item>
              <text:p text:style-name="P88">Patto di Londra: Sidney Sonnino (Ministro degli Esteri) dopo aver interpellato sia Intesa che Alleanza accettò l’offerta dell’Intesa </text:p>
              <text:list>
                <text:list-item>
                  <text:p text:style-name="P88">Austria aveva offerto alcuni dei propri territori (Trento e Trieste), mentre l’Inghilterra aveva promesso molti territori austriaci (Trento e Trieste, Croazia)</text:p>
                </text:list-item>
              </text:list>
            </text:list-item>
            <text:list-item>
              <text:p text:style-name="P89">L’Italia era divisa riguardo l’intervento in guerra</text:p>
              <text:list>
                <text:list-item>
                  <text:p text:style-name="P89">Neutralisti</text:p>
                  <text:list>
                    <text:list-item>
                      <text:p text:style-name="P89">Popolo poiché i primi a morire e a essere danneggiati sarebbero stati loro</text:p>
                    </text:list-item>
                    <text:list-item>
                      <text:p text:style-name="P89">Cattolici poiché è contro i principi cristiani</text:p>
                    </text:list-item>
                    <text:list-item>
                      <text:p text:style-name="P89">Socialisti poiché la guerra è di stampo imperialistico, mentre la loro richiesta è rivoluzione sociale</text:p>
                    </text:list-item>
                    <text:list-item>
                      <text:p text:style-name="P89">Giolittiani, poiché sia l’esercito che gli armamenti italiani sono scadenti</text:p>
                      <text:list>
                        <text:list-item>
                          <text:p text:style-name="P89">Voleva proporre all’Austria uno scambio: in cambio della neutralità avrebbe preso Trento e Trieste</text:p>
                        </text:list-item>
                      </text:list>
                    </text:list-item>
                  </text:list>
                </text:list-item>
                <text:list-item>
                  <text:p text:style-name="P90">Interventisti</text:p>
                  <text:list>
                    <text:list-item>
                      <text:p text:style-name="P90">nazionalisti per gli interessi economici</text:p>
                    </text:list-item>
                    <text:list-item>
                      <text:p text:style-name="P91"><text:soft-page-break/>futuristi perché dimostra forza dello Stato</text:p>
                    </text:list-item>
                    <text:list-item>
                      <text:p text:style-name="P91">irredentisti perché volevano le terre redente (Trento e Trieste)</text:p>
                    </text:list-item>
                    <text:list-item>
                      <text:p text:style-name="P91">socialisti estremi poiché vogliono la rivoluzione sociale dopo la guerra</text:p>
                    </text:list-item>
                    <text:list-item>
                      <text:p text:style-name="P91">D’Annunzio</text:p>
                      <text:list>
                        <text:list-item>
                          <text:p text:style-name="P73">scese in piazza con altri interventisti e il governo non ostacolò la manifestazione per mostrare all’opinione pubblica che l’intervento era voluto dal popolo</text:p>
                        </text:list-item>
                      </text:list>
                    </text:list-item>
                    <text:list-item>
                      <text:p text:style-name="P91">Mussolini </text:p>
                      <text:list>
                        <text:list-item>
                          <text:p text:style-name="P91">prima neutralista si stacca dal partito socialista e fonda Il Popolo Italiano (giornale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2">Italia in guerra</text:p>
              <text:list>
                <text:list-item>
                  <text:p text:style-name="P92">I morti nelle battaglie dell’Isonzo furono numerosi e gli ufficiali vennero rimpiazzati da studenti universitari</text:p>
                </text:list-item>
                <text:list-item>
                  <text:p text:style-name="P92">La morte di questa nuova classe di intellettuali favorì probabilmente l’ascesa del fascismo</text:p>
                </text:list-item>
              </text:list>
            </text:list-item>
          </text:list>
        </text:list-item>
      </text:list>
      <text:h text:style-name="P11" text:outline-level="1"><text:bookmark-start text:name="Rivoluzione Russa"/>La Rivoluzione Russa<text:bookmark-end text:name="Rivoluzione Russa"/></text:h>
      <text:list xml:id="list2564107981508779129" text:style-name="L5">
        <text:list-item>
          <text:p text:style-name="P93">Divisione popolazione</text:p>
          <text:list>
            <text:list-item>
              <text:p text:style-name="P93">La maggior parte della popolazione era formata da operai e contadini, che vivevano in condizioni di miseria</text:p>
            </text:list-item>
            <text:list-item>
              <text:p text:style-name="P93">I funzionari statali erano borghesi che avevano aderito al socialismo</text:p>
            </text:list-item>
            <text:list-item>
              <text:p text:style-name="P93">La classe dirigente era la nobiltà, che basava la sua ricchezza sull’industria e i possedimenti terrieri</text:p>
            </text:list-item>
            <text:list-item>
              <text:p text:style-name="P94">Zar Nicola II Romanov incapace di governare e capire le necessità del popolo</text:p>
              <text:list>
                <text:list-item>
                  <text:p text:style-name="P94">Rasputin si assicurò la venerazione della zarina poiché aveva salvato dalla morte l’erede al trono</text:p>
                </text:list-item>
                <text:list-item>
                  <text:p text:style-name="P94">Quando Rasputin divenne determinante nelle sue decisioni, lo zar si allontanò ancora di più dalle richieste del popolo</text:p>
                </text:list-item>
              </text:list>
            </text:list-item>
          </text:list>
        </text:list-item>
        <text:list-item>
          <text:p text:style-name="P95">Vitte (fine 1800)</text:p>
          <text:list>
            <text:list-item>
              <text:p text:style-name="P95">sviluppo l’industria</text:p>
            </text:list-item>
            <text:list-item>
              <text:p text:style-name="P95">promosse la costruzione di ferrovie (Transiberiana)</text:p>
            </text:list-item>
            <text:list-item>
              <text:p text:style-name="P95">attirò capitali stranieri, stabilizzando il rublo</text:p>
            </text:list-item>
          </text:list>
        </text:list-item>
        <text:list-item>
          <text:p text:style-name="P93">Dopo la “domenica di sangue” (22 gennaio 1905) diviene ministro Stolypin</text:p>
          <text:list>
            <text:list-item>
              <text:p text:style-name="P95"><text:soft-page-break/>Un decreto permetteva ai contadini di prendere possesso della terra delle comuni (mir) fino ad allora lavorata, mantenendo il diritto di sfruttare pascoli e foreste</text:p>
              <text:list>
                <text:list-item>
                  <text:p text:style-name="P95">Il provvedimento puntava a trasformare i contadini in piccoli proprietari</text:p>
                </text:list-item>
                <text:list-item>
                  <text:p text:style-name="P95">Le terre risultarono troppo piccole per il mantenimento delle famiglie, così i contadini vendettero le loro terre e si concentrò ancora più terra nelle mani dei grandi proprietari</text:p>
                </text:list-item>
              </text:list>
            </text:list-item>
          </text:list>
        </text:list-item>
        <text:list-item>
          <text:p text:style-name="P95">Partiti socialisti russi</text:p>
          <text:list>
            <text:list-item>
              <text:p text:style-name="P95">socialdemocratico</text:p>
              <text:list>
                <text:list-item>
                  <text:p text:style-name="P96">bolscevichi</text:p>
                  <text:list>
                    <text:list-item>
                      <text:p text:style-name="P96">radicali</text:p>
                    </text:list-item>
                  </text:list>
                </text:list-item>
                <text:list-item>
                  <text:p text:style-name="P96">menscevichi</text:p>
                  <text:list>
                    <text:list-item>
                      <text:p text:style-name="P96">rivoluzione tramite riforme</text:p>
                    </text:list-item>
                  </text:list>
                </text:list-item>
              </text:list>
            </text:list-item>
            <text:list-item>
              <text:p text:style-name="P95">socialrivoluzionario</text:p>
            </text:list-item>
            <text:list-item>
              <text:p text:style-name="P95">cadetto</text:p>
              <text:list>
                <text:list-item>
                  <text:p text:style-name="P96">borghese</text:p>
                </text:list-item>
                <text:list-item>
                  <text:p text:style-name="P96">obiettivo: monarchia costituzionale</text:p>
                </text:list-item>
              </text:list>
            </text:list-item>
          </text:list>
        </text:list-item>
        <text:list-item>
          <text:p text:style-name="P97">Caduta dello Zar</text:p>
          <text:list>
            <text:list-item>
              <text:p text:style-name="P98">1917</text:p>
              <text:list>
                <text:list-item>
                  <text:p text:style-name="P98">La Russia è colpita da una carestia</text:p>
                </text:list-item>
                <text:list-item>
                  <text:p text:style-name="P98">L’esercito versava in una situazione disastrosa</text:p>
                  <text:list>
                    <text:list-item>
                      <text:p text:style-name="P98">senza cibo e armi</text:p>
                    </text:list-item>
                    <text:list-item>
                      <text:p text:style-name="P98">ufficiali senza preparazione specifica</text:p>
                    </text:list-item>
                  </text:list>
                </text:list-item>
              </text:list>
            </text:list-item>
            <text:list-item>
              <text:p text:style-name="P98">23 febbraio 1917</text:p>
              <text:list>
                <text:list-item>
                  <text:p text:style-name="P98">A Pietrogrado scoppiano degli scioperi nelle fabbriche e proteste per la carestia</text:p>
                </text:list-item>
                <text:list-item>
                  <text:p text:style-name="P98">Interviene l’esercito, ma si unisce agli insorti</text:p>
                </text:list-item>
                <text:list-item>
                  <text:p text:style-name="P98">Si forma un governo provvisorio con a capo il principe L’Vov, dei cadetti</text:p>
                </text:list-item>
                <text:list-item>
                  <text:p text:style-name="P98">Nicola II abdica in favore del fratello Michele, ma egli si mette nel mani del governo provvisorio</text:p>
                </text:list-item>
                <text:list-item>
                  <text:p text:style-name="P98">La zar fu arrestato e confinato con la famiglia nella <text:span text:style-name="T33">sua</text:span> residenza estiva</text:p>
                </text:list-item>
                <text:list-item>
                  <text:p text:style-name="P99">Finisce la dinastia Romanov che governò per oltre 300 anni</text:p>
                </text:list-item>
              </text:list>
            </text:list-item>
            <text:list-item>
              <text:p text:style-name="P100">Nascono i soviet di operai e soldati</text:p>
              <text:list>
                <text:list-item>
                  <text:p text:style-name="P100"><text:soft-page-break/>Indebolirono l’esercito poiché vi confluirono molti disertori</text:p>
                </text:list-item>
                <text:list-item>
                  <text:p text:style-name="P100">si creo una dualità di <text:span text:style-name="T34">potere</text:span></text:p>
                  <text:list>
                    <text:list-item>
                      <text:p text:style-name="P101">i soviet si ritenevano investiti dalla rappresentanza popolare e chiedevano la pace <text:span text:style-name="T34">e la redistribuzione delle terre</text:span></text:p>
                    </text:list-item>
                    <text:list-item>
                      <text:p text:style-name="P102">il governo rivendicava legittimità parlamentare e voleva una costituzione liberale</text:p>
                    </text:list-item>
                  </text:list>
                </text:list-item>
              </text:list>
            </text:list-item>
            <text:list-item>
              <text:p text:style-name="P101"><text:s/><text:span text:style-name="T34">Luglio 1917</text:span></text:p>
              <text:list>
                <text:list-item>
                  <text:p text:style-name="P102">I bolscevichi di Lenin tentano un colpo di stato, ma fallisce poiché i soviet non diedero il loro appoggio</text:p>
                </text:list-item>
                <text:list-item>
                  <text:p text:style-name="P103">L’Vov si dimise e divenne capo del governo Kerenskij</text:p>
                  <text:list>
                    <text:list-item>
                      <text:p text:style-name="P105">Continuò la guerra</text:p>
                      <text:list>
                        <text:list-item>
                          <text:p text:style-name="P104">Nonostante le iniziali vittorie, gli austro-tedeschi sfondarono le linee russe</text:p>
                        </text:list-item>
                        <text:list-item>
                          <text:p text:style-name="P105">i soviet e i conservatori sono ostili alla decisione</text:p>
                        </text:list-item>
                      </text:list>
                    </text:list-item>
                    <text:list-item>
                      <text:p text:style-name="P103">tutti i cittadini divennero uguali di fronte alla legge</text:p>
                    </text:list-item>
                    <text:list-item>
                      <text:p text:style-name="P103">concessione della libertà di stampa, parola, associazione e sciopero</text:p>
                    </text:list-item>
                    <text:list-item>
                      <text:p text:style-name="P105">autonomia delle minoranze etniche</text:p>
                    </text:list-item>
                    <text:list-item>
                      <text:p text:style-name="P105">Polonia indipendente</text:p>
                    </text:list-item>
                    <text:list-item>
                      <text:p text:style-name="P105">giornata lavorativa di 8 ore per i lavori più pesanti</text:p>
                    </text:list-item>
                  </text:list>
                </text:list-item>
                <text:list-item>
                  <text:p text:style-name="P105">Kornilov invia un corpo d’armata per rovesciare il governo e imporre una svolta autoritaria</text:p>
                  <text:list>
                    <text:list-item>
                      <text:p text:style-name="P105">Le truppe non giunsero a destinazione perché bloccate dagli scioperi ferroviari indetti dai soviet</text:p>
                    </text:list-item>
                    <text:list-item>
                      <text:p text:style-name="P105">i militari si dispersero e Kornilov è arresta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6">Rivoluzione d’ottobre</text:p>
          <text:list>
            <text:list-item>
              <text:p text:style-name="P117">Kerenskij liberò i prigionieri bolscevichi i quali si impadronirono dei soviet di Mosca e Pietrogrado</text:p>
            </text:list-item>
            <text:list-item>
              <text:p text:style-name="P117">Venne messo in atto il piano di Trockij <text:span text:style-name="T35">e assaltato il Palazzo d’Inverno, sede del governo provvisorio</text:span></text:p>
            </text:list-item>
            <text:list-item>
              <text:p text:style-name="P118">Kerenskij fugge</text:p>
            </text:list-item>
            <text:list-item>
              <text:p text:style-name="P118">Nasce il governo dei soviet</text:p>
              <text:list>
                <text:list-item>
                  <text:p text:style-name="P118">Presidente: Lenin</text:p>
                </text:list-item>
                <text:list-item>
                  <text:p text:style-name="P118">Commissario per gli affari esteri: Trockji</text:p>
                </text:list-item>
                <text:list-item>
                  <text:p text:style-name="P118"><text:soft-page-break/>Responsabile minoranze nazionali: Stalin</text:p>
                </text:list-item>
              </text:list>
            </text:list-item>
            <text:list-item>
              <text:p text:style-name="P119">Riforme</text:p>
              <text:list>
                <text:list-item>
                  <text:p text:style-name="P119">parità civile e politica tra uomo e donna</text:p>
                </text:list-item>
                <text:list-item>
                  <text:p text:style-name="P119">legalizzazione aborto e divorzio</text:p>
                </text:list-item>
                <text:list-item>
                  <text:p text:style-name="P119">parità giuridica tra figli legittimi e naturali</text:p>
                </text:list-item>
                <text:list-item>
                  <text:p text:style-name="P119">capitale trasferita a Mosca</text:p>
                </text:list-item>
                <text:list-item>
                  <text:p text:style-name="P119">Assemblea Costituente sciolta</text:p>
                </text:list-item>
                <text:list-item>
                  <text:p text:style-name="P119">Pace di Brest-Litovsk</text:p>
                  <text:list>
                    <text:list-item>
                      <text:p text:style-name="P119">Pace pubblica per incitare a seguire il suo esempio</text:p>
                    </text:list-item>
                    <text:list-item>
                      <text:p text:style-name="P119">non sono annessi paesi che non lo volessero</text:p>
                    </text:list-item>
                  </text:list>
                </text:list-item>
                <text:list-item>
                  <text:p text:style-name="P119">Con la prima costituzione sovietica </text:p>
                  <text:list>
                    <text:list-item>
                      <text:p text:style-name="P119">nasce le Repubblica socialista federativa sovietica russa</text:p>
                    </text:list-item>
                    <text:list-item>
                      <text:p text:style-name="P119">L’elezione del Consiglio dei commissari del popolo avveniva tramite voto pubblico e poteva votare solo chi lavorava</text:p>
                    </text:list-item>
                  </text:list>
                </text:list-item>
                <text:list-item>
                  <text:p text:style-name="P119">Inizia la dittatura del proletariato (i proletari impongono le leggi ai capitalisti)</text:p>
                  <text:list>
                    <text:list-item>
                      <text:p text:style-name="P119">Nazionalizzazione industria e banche</text:p>
                    </text:list-item>
                    <text:list-item>
                      <text:p text:style-name="P119">Sono confiscati i depositi privati</text:p>
                    </text:list-item>
                    <text:list-item>
                      <text:p text:style-name="P119">solo il governo poteva avere contatti con l’estero</text:p>
                    </text:list-item>
                    <text:list-item>
                      <text:p text:style-name="P119">Nascono i tribunali rivoluzionari al posto del vecchio sistema giudiziario</text:p>
                    </text:list-item>
                    <text:list-item>
                      <text:p text:style-name="P119">Confisca proprietà ecclesiastiche</text:p>
                    </text:list-item>
                    <text:list-item>
                      <text:p text:style-name="P119">Proibito insegnamento religioso nelle scuole</text:p>
                    </text:list-item>
                  </text:list>
                </text:list-item>
                <text:list-item>
                  <text:p text:style-name="P119">Richieste dei proletari di ottenere il controllo diretto (fase successiva alla dittatura)</text:p>
                  <text:list>
                    <text:list-item>
                      <text:p text:style-name="P119">i comitati di fabbrica vollero gestire la produzione direttamente</text:p>
                    </text:list-item>
                    <text:list-item>
                      <text:p text:style-name="P119">inizio un periodo di scioperi</text:p>
                    </text:list-item>
                    <text:list-item>
                      <text:p text:style-name="P119">nasce l’Armata Rossa</text:p>
                    </text:list-item>
                    <text:list-item>
                      <text:p text:style-name="P119">Nasce la Ceka (Commissione straordinaria per la lotta alla controrivoluzione, al sabotaggio e alla speculazione), una polizia politic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7">Guerra civile</text:p>
          <text:list>
            <text:list-item>
              <text:p text:style-name="P120">I controrivoluzionari e i borghesi (Bianchi) si organizzarono militarmente con l’aiuto di Francia e Inghilterra contro l’Armata Rossa </text:p>
              <text:list>
                <text:list-item>
                  <text:p text:style-name="P121"><text:soft-page-break/>I Rossi applicarono il comunismo di guerra</text:p>
                  <text:list>
                    <text:list-item>
                      <text:p text:style-name="P121">completa nazionalizzazione delle industrie</text:p>
                    </text:list-item>
                    <text:list-item>
                      <text:p text:style-name="P121">nazionalizzazione delle terre</text:p>
                    </text:list-item>
                    <text:list-item>
                      <text:p text:style-name="P121">ammasso obbligatorio (i beni alimentari erano requisiti, portati in magazzini, razionati, venduti a prezzi politici)</text:p>
                      <text:list>
                        <text:list-item>
                          <text:p text:style-name="P122">questo causò la fioritura del mercato nero</text:p>
                        </text:list-item>
                      </text:list>
                    </text:list-item>
                  </text:list>
                </text:list-item>
                <text:list-item>
                  <text:p text:style-name="P123">Dopo le iniziali vittorie dei Bianchi, i bolscevichi assassinarono lo zar e la famiglia per eliminare la possibilità di nascita di una monarchia costituzionale <text:span text:style-name="T36">(1918)</text:span></text:p>
                </text:list-item>
                <text:list-item>
                  <text:p text:style-name="P123">Trockij riorganizza l’Armata Rossa, rendendola più efficiente</text:p>
                </text:list-item>
                <text:list-item>
                  <text:p text:style-name="P123">I Rossi riescono a respingere i Bianchi <text:span text:style-name="T37">(1920)</text:span></text:p>
                </text:list-item>
              </text:list>
            </text:list-item>
            <text:list-item>
              <text:p text:style-name="P124">La Polonia invade la Russia, ma l’Armata Rossa attua una controffensiva che porta l’esercito presso Varsavia</text:p>
              <text:list>
                <text:list-item>
                  <text:p text:style-name="P124">Gli alleati soccorrono i polacchi e i sovietici si ritirano</text:p>
                </text:list-item>
                <text:list-item>
                  <text:p text:style-name="P124">1921 Trattato di Riga: i polacchi ottengono parte della Bielorussia</text:p>
                </text:list-item>
              </text:list>
            </text:list-item>
          </text:list>
        </text:list-item>
        <text:list-item>
          <text:p text:style-name="P108">URSS</text:p>
          <text:list>
            <text:list-item>
              <text:p text:style-name="P125">Il problema di rifornimenti alimentari mise in ginocchio la Russia, fomentando scioperi</text:p>
              <text:list>
                <text:list-item>
                  <text:p text:style-name="P125">Nella base navale di Kronstadt (Finlandia), soldati e marinai si ribellarono per sedici giorni chiedendo libertà e nuove elezioni </text:p>
                </text:list-item>
                <text:list-item>
                  <text:p text:style-name="P125">Trockij represse nel sangue la rivolta</text:p>
                </text:list-item>
              </text:list>
            </text:list-item>
            <text:list-item>
              <text:p text:style-name="P125">La carestia e la siccità provocarono numerosi morti e invalidi, oltre alla diffusione di malattie</text:p>
            </text:list-item>
            <text:list-item>
              <text:p text:style-name="P125">L’economia di guerra fece affermare un economia basata sul baratto e pagamento in natura, anche a causa della svalutazione del rublo</text:p>
            </text:list-item>
            <text:list-item>
              <text:p text:style-name="P126">1921 NEP (Nuova Politica Economica)</text:p>
              <text:list>
                <text:list-item>
                  <text:p text:style-name="P126">parziale reintroduzione del libero mercato</text:p>
                </text:list-item>
                <text:list-item>
                  <text:p text:style-name="P126">privatizzazione di una parte dei terreni, creando il ceto di proprietari benestanti (kulaki)</text:p>
                </text:list-item>
                <text:list-item>
                  <text:p text:style-name="P126">abolizione requisizione dei prodotti agricoli, pagando una tassa</text:p>
                </text:list-item>
              </text:list>
            </text:list-item>
            <text:list-item>
              <text:p text:style-name="P126">1919 Terza Internazionale Comunista</text:p>
              <text:list>
                <text:list-item>
                  <text:p text:style-name="P126">Rivolta a tutto il mondo, si propose di raggiungere il comunismo tramite una rivoluzione radicale</text:p>
                  <text:list>
                    <text:list-item>
                      <text:p text:style-name="P128">1919-1920 Scoppiano numerosi scioperi in tutta Europa</text:p>
                    </text:list-item>
                  </text:list>
                </text:list-item>
                <text:list-item>
                  <text:p text:style-name="P126"><text:soft-page-break/>1889 Seconda Internazionale Comunista: proponeva di raggiungere il comunismo con delle riforme</text:p>
                </text:list-item>
                <text:list-item>
                  <text:p text:style-name="P126">Nasce il Partito Comunista dell’Unione Sovietica che si propone come guida</text:p>
                  <text:list>
                    <text:list-item>
                      <text:p text:style-name="P127">centralismo democratico </text:p>
                      <text:list>
                        <text:list-item>
                          <text:p text:style-name="P129">nel partito si era liberi di discutere riguardo le decisioni da prendere (democrazia), ma quando gli organi dirigenti avevano deciso tutti dovevano sostenere la decisione (centralismo)</text:p>
                        </text:list-item>
                      </text:list>
                    </text:list-item>
                    <text:list-item>
                      <text:p text:style-name="P127">dittatura del proletariato </text:p>
                      <text:list>
                        <text:list-item>
                          <text:p text:style-name="P172"><text:span text:style-name="T38">la fase successiva avrebbe dovuto essere l’assenza di Stato </text:span><text:span text:style-name="T39">in cui ognuno da ciò che può e riceve ciò che serv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3"><text:span text:style-name="T39">1</text:span><text:span text:style-name="T38">922 Nascita Unione delle Repubbliche Socialiste Sovietiche (URSS)</text:span></text:p>
            </text:list-item>
          </text:list>
        </text:list-item>
        <text:list-item>
          <text:p text:style-name="P109">Stalin</text:p>
          <text:list>
            <text:list-item>
              <text:p text:style-name="P130">Il partito comunista andava sempre più burocratizzandosi</text:p>
            </text:list-item>
            <text:list-item>
              <text:p text:style-name="P130">Alla morte di Lenin (1924), esistevano tre schieramenti</text:p>
              <text:list>
                <text:list-item>
                  <text:p text:style-name="P130">Trockij</text:p>
                  <text:list>
                    <text:list-item>
                      <text:p text:style-name="P130">sosteneva la rivoluzione permanente rivolta a tutto il mondo</text:p>
                    </text:list-item>
                    <text:list-item>
                      <text:p text:style-name="P130">denunciava la gestione autoritaria del partito</text:p>
                    </text:list-item>
                    <text:list-item>
                      <text:p text:style-name="P130">criticava la NEP</text:p>
                    </text:list-item>
                  </text:list>
                </text:list-item>
                <text:list-item>
                  <text:p text:style-name="P130">Bucharin</text:p>
                  <text:list>
                    <text:list-item>
                      <text:p text:style-name="P130">sosteneva la NEP</text:p>
                    </text:list-item>
                    <text:list-item>
                      <text:p text:style-name="P130">sosteneva la rivoluzione mondiale, ma la rimandava nel tempo</text:p>
                    </text:list-item>
                  </text:list>
                </text:list-item>
                <text:list-item>
                  <text:p text:style-name="P130">Stalin</text:p>
                  <text:list>
                    <text:list-item>
                      <text:p text:style-name="P131">sosteneva lo sviluppo del socialismo in un solo paese</text:p>
                    </text:list-item>
                    <text:list-item>
                      <text:p text:style-name="P131">trasformare in una potenza industriale la Russia</text:p>
                    </text:list-item>
                  </text:list>
                </text:list-item>
              </text:list>
            </text:list-item>
            <text:list-item>
              <text:p text:style-name="P132">Stalin forma con Kamenev e Zinovev la troika (comitato di tre membri)</text:p>
              <text:list>
                <text:list-item>
                  <text:p text:style-name="P132">Il patto dura un anno poiché Kamenev e Zinovev passano dalla parte di Trockij</text:p>
                </text:list-item>
                <text:list-item>
                  <text:p text:style-name="P133">Kamenev, Zinovev e Trockij sono accusati di frazionismo, ossia di aver attentato all’unione del partito</text:p>
                  <text:list>
                    <text:list-item>
                      <text:p text:style-name="P133">Trockij fu esiliato e si stabilì in Messico dal pittore Diego Rivera, dove venne ucciso da un sicario di Stalin (1940)</text:p>
                    </text:list-item>
                    <text:list-item>
                      <text:p text:style-name="P134">Kamenev e Zinovev furono costretti a uniformarsi all’ideologia di Stalin</text:p>
                    </text:list-item>
                  </text:list>
                </text:list-item>
              </text:list>
            </text:list-item>
            <text:list-item>
              <text:p text:style-name="P135"><text:soft-page-break/>Piani Quinquennali</text:p>
              <text:list>
                <text:list-item>
                  <text:p text:style-name="P136">1928-<text:span text:style-name="T40">1932 Primo Piano Quinquennale</text:span></text:p>
                  <text:list>
                    <text:list-item>
                      <text:p text:style-name="P137">concluso in anticipo</text:p>
                    </text:list-item>
                    <text:list-item>
                      <text:p text:style-name="P137">sviluppo industria pesante</text:p>
                    </text:list-item>
                    <text:list-item>
                      <text:p text:style-name="P137">la popolazione ne fece le spese per questo balzo in avanti</text:p>
                    </text:list-item>
                    <text:list-item>
                      <text:p text:style-name="P137">collettivizzazione della terra</text:p>
                      <text:list>
                        <text:list-item>
                          <text:p text:style-name="P137">nascono i kolchoz</text:p>
                          <text:list>
                            <text:list-item>
                              <text:p text:style-name="P137">cooperative agricole nelle quali i contadini lavoravano la terra dello Stato condividendo gli strumenti</text:p>
                            </text:list-item>
                            <text:list-item>
                              <text:p text:style-name="P137">i contadini trattenevano solo il necessario per la sopravvivenza e la semina</text:p>
                            </text:list-item>
                            <text:list-item>
                              <text:p text:style-name="P137">allo Stato spettava una forte percentuale sui raccolti</text:p>
                            </text:list-item>
                            <text:list-item>
                              <text:p text:style-name="P138">i kulaki si opposero e vennero deportati in Siberia</text:p>
                            </text:list-item>
                          </text:list>
                        </text:list-item>
                        <text:list-item>
                          <text:p text:style-name="P138">nascono i sovchoz</text:p>
                          <text:list>
                            <text:list-item>
                              <text:p text:style-name="P138">fattorie dello State lavorate da manodopera salariata</text:p>
                            </text:list-item>
                          </text:list>
                        </text:list-item>
                        <text:list-item>
                          <text:p text:style-name="P138">Il fallimento della collettivizzazione porta all’assegnamento di piccoli appezzamenti ai membri dei kolchoz</text:p>
                        </text:list-item>
                      </text:list>
                    </text:list-item>
                  </text:list>
                </text:list-item>
                <text:list-item>
                  <text:p text:style-name="P138">1933- 1941 Secondo e terzo piano quinquennale</text:p>
                  <text:list>
                    <text:list-item>
                      <text:p text:style-name="P138">Sviluppo dell’industria pesante</text:p>
                      <text:list>
                        <text:list-item>
                          <text:p text:style-name="P139">molti tecnici tedeschi vengono mandati in Russia per organizzare l’industria, poiché dopo la guerra erano inoperativi. Parte dei profitti finì in Germania </text:p>
                        </text:list-item>
                      </text:list>
                    </text:list-item>
                    <text:list-item>
                      <text:p text:style-name="P140">circa 20 milioni di contadini abbandonano le campagne</text:p>
                      <text:list>
                        <text:list-item>
                          <text:p text:style-name="P140">metà si trasferisce a lavorare per le industrie</text:p>
                        </text:list-item>
                        <text:list-item>
                          <text:p text:style-name="P140">metà è probabilmente emigrata all’estero</text:p>
                        </text:list-item>
                      </text:list>
                    </text:list-item>
                  </text:list>
                </text:list-item>
                <text:list-item>
                  <text:p text:style-name="P141">Risultati</text:p>
                  <text:list>
                    <text:list-item>
                      <text:p text:style-name="P141">Disponibilità di armamenti moderni</text:p>
                    </text:list-item>
                    <text:list-item>
                      <text:p text:style-name="P141">carenza di beni di consumo e alloggi</text:p>
                    </text:list-item>
                    <text:list-item>
                      <text:p text:style-name="P141">fioritura del mercato nero</text:p>
                    </text:list-item>
                    <text:list-item>
                      <text:p text:style-name="P141">elevati costi umani: deportazione di kulaki, prigionieri politici e detenuti</text:p>
                    </text:list-item>
                  </text:list>
                </text:list-item>
              </text:list>
            </text:list-item>
            <text:list-item>
              <text:p text:style-name="P141">1934 Le Grandi Purghe </text:p>
              <text:list>
                <text:list-item>
                  <text:p text:style-name="P141">Berija acquisì un enorme potere all’interno della polizia politica russa</text:p>
                </text:list-item>
                <text:list-item>
                  <text:p text:style-name="P142"><text:soft-page-break/>eliminazione fisica degli oppositori di Stalin</text:p>
                </text:list-item>
                <text:list-item>
                  <text:p text:style-name="P142">serie di processi basati su false accuse, che crearono un clima di sospetto</text:p>
                </text:list-item>
                <text:list-item>
                  <text:p text:style-name="P143">Alla morte di Stalin, molte persone non vi credettero poiché avevano paura delle possibili ripercussioni</text:p>
                </text:list-item>
              </text:list>
            </text:list-item>
          </text:list>
        </text:list-item>
      </text:list>
      <text:p text:style-name="P8"><text:bookmark-start text:name="Grande Crisi"/>Grande Crisi<text:bookmark-end text:name="Grande Crisi"/></text:p>
      <text:list xml:id="list2714649242996889285" text:style-name="L6">
        <text:list-item>
          <text:p text:style-name="P110">Stati Uniti</text:p>
          <text:list>
            <text:list-item>
              <text:p text:style-name="P144">Economia in espansione</text:p>
              <text:list>
                <text:list-item>
                  <text:p text:style-name="P144">Venne ideato il pagamento a rate (credito al consumo), impegnando futuri redditi per beni di immediata disponibilità</text:p>
                </text:list-item>
                <text:list-item>
                  <text:p text:style-name="P145">laissez faire: il governo si ritira dal mondo degli affari e il mondo degli affari detta le direttive del governo</text:p>
                </text:list-item>
                <text:list-item>
                  <text:p text:style-name="P146">Le ingenti riserve auree permisero enormi investimenti all’estero</text:p>
                </text:list-item>
              </text:list>
            </text:list-item>
            <text:list-item>
              <text:p text:style-name="P147">Isolazionismo</text:p>
              <text:list>
                <text:list-item>
                  <text:p text:style-name="P147">Non entrano nella Società delle Nazioni, <text:span text:style-name="T41">poiché non volevano responsabilità nella politica internazionale</text:span></text:p>
                </text:list-item>
              </text:list>
            </text:list-item>
          </text:list>
        </text:list-item>
        <text:list-item>
          <text:p text:style-name="P111">Regno Unito</text:p>
          <text:list>
            <text:list-item>
              <text:p text:style-name="P148">Politica</text:p>
              <text:list>
                <text:list-item>
                  <text:p text:style-name="P148">I whig e tory sono sostituiti da laburisti e conservatori</text:p>
                </text:list-item>
              </text:list>
            </text:list-item>
            <text:list-item>
              <text:p text:style-name="P148">Economia</text:p>
              <text:list>
                <text:list-item>
                  <text:p text:style-name="P148">declino economico e internazionale, poiché la leadership mondiale era nelle mani degli USA</text:p>
                </text:list-item>
                <text:list-item>
                  <text:p text:style-name="P148">esportazioni ostacolate dalla volontà di mantenere alto il valore della sterlina</text:p>
                </text:list-item>
                <text:list-item>
                  <text:p text:style-name="P149">i sindacati mantengono alti i salari</text:p>
                </text:list-item>
              </text:list>
            </text:list-item>
          </text:list>
        </text:list-item>
        <text:list-item>
          <text:p text:style-name="P112">Francia</text:p>
          <text:list>
            <text:list-item>
              <text:p text:style-name="P150">Democrazia rafforzata dal conflitto</text:p>
              <text:list>
                <text:list-item>
                  <text:p text:style-name="P150">frattura tra clericali e anticlericali meno evidente</text:p>
                </text:list-item>
                <text:list-item>
                  <text:p text:style-name="P151">la sinistra assume posizioni rivoluzionarie</text:p>
                </text:list-item>
                <text:list-item>
                  <text:p text:style-name="P151">la destra (“bleu horizon”) lotta per <text:span text:style-name="T42">la sottomissione politica ed economica della Germania</text:span> al Congresso di Versailles</text:p>
                  <text:list>
                    <text:list-item>
                      <text:p text:style-name="P152">Ciò alienò le simpatie degli Stati Uniti che investivano nell’industria tedesca e volevano la ripresa del Paese</text:p>
                    </text:list-item>
                    <text:list-item>
                      <text:p text:style-name="P153"><text:soft-page-break/>1923 Francia e Belgio occupano la Rurh (giacimento di ferro e carbone)</text:p>
                    </text:list-item>
                    <text:list-item>
                      <text:p text:style-name="P153">La Germania attua una resistenza passiva tramite scioperi</text:p>
                    </text:list-item>
                    <text:list-item>
                      <text:p text:style-name="P153">1926 Cessa la produzione della Rurh</text:p>
                    </text:list-item>
                    <text:list-item>
                      <text:p text:style-name="P153">I maggiori esponenti della destra e della sinistra tedesca sono incarcerati per le eccessive proteste</text:p>
                    </text:list-item>
                  </text:list>
                </text:list-item>
                <text:list-item>
                  <text:p text:style-name="P152">Trattato di Locarno</text:p>
                  <text:list>
                    <text:list-item>
                      <text:p text:style-name="P152">la Germania accetta in confini occidentali</text:p>
                    </text:list-item>
                    <text:list-item>
                      <text:p text:style-name="P152">la Germania entra nella Società delle Nazio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3">Germania</text:p>
          <text:list>
            <text:list-item>
              <text:p text:style-name="P154">Politica nella Repubblica di Weimar</text:p>
              <text:list>
                <text:list-item>
                  <text:p text:style-name="P154">socialdemocratici di Ebert</text:p>
                  <text:list>
                    <text:list-item>
                      <text:p text:style-name="P154">alle prime elezioni vennero sconfitti</text:p>
                    </text:list-item>
                  </text:list>
                </text:list-item>
                <text:list-item>
                  <text:p text:style-name="P154">spartachisti di Luxemburg</text:p>
                  <text:list>
                    <text:list-item>
                      <text:p text:style-name="P154">danno successivamente vita al Partito Comunista Tedesco</text:p>
                    </text:list-item>
                    <text:list-item>
                      <text:p text:style-name="P154">di ispirazione bolscevica</text:p>
                    </text:list-item>
                    <text:list-item>
                      <text:p text:style-name="P154">tentarono un’insurrezione contro il governo provvisorio di Ebert</text:p>
                    </text:list-item>
                  </text:list>
                </text:list-item>
                <text:list-item>
                  <text:p text:style-name="P154">destra eversiva</text:p>
                  <text:list>
                    <text:list-item>
                      <text:p text:style-name="P154">mito del popolo invitto, sconfitto a causa del tradimento dei politici</text:p>
                    </text:list-item>
                    <text:list-item>
                      <text:p text:style-name="P154">partito emergente</text:p>
                    </text:list-item>
                    <text:list-item>
                      <text:p text:style-name="P154">avvennero centinaia di omicidi politici contro coloro che erano considerati responsabili della sconfitta</text:p>
                    </text:list-item>
                  </text:list>
                </text:list-item>
                <text:list-item>
                  <text:p text:style-name="P155">1924 Piano Dawes contribuisce a consolidare la sfiducia nella repubblica <text:span text:style-name="T44">e avvenne un colpo di Stato fallito</text:span></text:p>
                  <text:list>
                    <text:list-item>
                      <text:p text:style-name="P156">riorganizzazione bancaria</text:p>
                    </text:list-item>
                    <text:list-item>
                      <text:p text:style-name="P156">cambio di moneta per poter emettere prestiti tramite obbligazioni, <text:span text:style-name="T43">dato che l’inflazione era elevatissima</text:span></text:p>
                    </text:list-item>
                    <text:list-item>
                      <text:p text:style-name="P156">restituzione a rate crescenti del debito di guerra in un termo indetermina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Crisi 1929 <text:span text:style-name="T47">America</text:span></text:p>
          <text:list>
            <text:list-item>
              <text:p text:style-name="P157">Cause</text:p>
              <text:list>
                <text:list-item>
                  <text:p text:style-name="P157">Espansione economica</text:p>
                </text:list-item>
                <text:list-item>
                  <text:p text:style-name="P157">entrata in borsa dei piccoli investitori, poiché si credeva che la borsa consentisse un <text:soft-page-break/>arricchimento facile e veloce</text:p>
                </text:list-item>
                <text:list-item>
                  <text:p text:style-name="P158">bolla speculativa (sopravvalutazione dei titoli in borsa rispetto al valore reale)</text:p>
                </text:list-item>
                <text:list-item>
                  <text:p text:style-name="P158">con la ripresa della produzione agricola in Europa si fermarono le esportazioni di generi alimentari verso il vecchio continente</text:p>
                </text:list-item>
                <text:list-item>
                  <text:p text:style-name="P159">una serie di raccolti abbondanti portarono a un crollo del prezzo dei prodotti agricoli</text:p>
                </text:list-item>
              </text:list>
            </text:list-item>
            <text:list-item>
              <text:p text:style-name="P159">Effetto</text:p>
              <text:list>
                <text:list-item>
                  <text:p text:style-name="P159">Con il crollo del valore dei titoli in borsa, vi fu un’eccessiva richiesta di denaro dovuta alla vendita dei titoli <text:span text:style-name="T45">in massa</text:span></text:p>
                </text:list-item>
                <text:list-item>
                  <text:p text:style-name="P159">martedì 29 ottobre 1929 Inizia la grande crisi</text:p>
                </text:list-item>
                <text:list-item>
                  <text:p text:style-name="P160">Hoover non attuò le riforme necessarie convinto fosse una crisi temporanea</text:p>
                </text:list-item>
                <text:list-item>
                  <text:p text:style-name="P161">Per i Paesi latini e africani basati su monocolture fu la rovina a causa della scarsa richiesta di prodotti</text:p>
                </text:list-item>
                <text:list-item>
                  <text:p text:style-name="P161">si abbandona il liberismo economico in molte parti del mondo</text:p>
                </text:list-item>
                <text:list-item>
                  <text:p text:style-name="P161">il commercio mondiale si divide in dollaro e sterlina</text:p>
                </text:list-item>
                <text:list-item>
                  <text:p text:style-name="P161">i governi diedero priorità ai problemi sociali piuttosto che a quelli economici</text:p>
                </text:list-item>
              </text:list>
            </text:list-item>
            <text:list-item>
              <text:p text:style-name="P161">Roosevelt</text:p>
              <text:list>
                <text:list-item>
                  <text:p text:style-name="P161"><text:s/>Vinse le elezioni e rimase in carica per 4 mandati</text:p>
                </text:list-item>
                <text:list-item>
                  <text:p text:style-name="P161">Roosevelt condanna la paura e scelse un politica di intervento governativo nell’economia come in Russia</text:p>
                </text:list-item>
                <text:list-item>
                  <text:p text:style-name="P162"><text:span text:style-name="T46">1932 </text:span>New Deal (“nuovo corso”), nuovo patto di fiducia tra cittadini e Stato</text:p>
                  <text:list>
                    <text:list-item>
                      <text:p text:style-name="P162">Intervento sulle banche</text:p>
                      <text:list>
                        <text:list-item>
                          <text:p text:style-name="P162">La Federal Reserve Bank controlla il sistema bancario e diviene una sorta banca centrale</text:p>
                        </text:list-item>
                        <text:list-item>
                          <text:p text:style-name="P162">garantisce i depositi fino a 5000 dollari, portando i cittadini a depositare il loro denaro</text:p>
                        </text:list-item>
                      </text:list>
                    </text:list-item>
                    <text:list-item>
                      <text:p text:style-name="P163">Discorsi del caminetto</text:p>
                      <text:list>
                        <text:list-item>
                          <text:p text:style-name="P163">discorsi radiofonici in cui spiegava ai cittadini il significato delle riforme</text:p>
                        </text:list-item>
                      </text:list>
                    </text:list-item>
                    <text:list-item>
                      <text:p text:style-name="P163">Alcune riforme per risollevare le industrie e l’agricoltura vennero giudicate incostituzionali poiché minacciavano la libera impresa con forme di dirigismo statale</text:p>
                    </text:list-item>
                    <text:list-item>
                      <text:p text:style-name="P164">Vennero attuate alcune riforme per sostenere lavori pubblici e riassorbire la disoccupazione</text:p>
                    </text:list-item>
                  </text:list>
                </text:list-item>
                <text:list-item>
                  <text:p text:style-name="P164"><text:soft-page-break/>1934 Secondo New Deal</text:p>
                  <text:list>
                    <text:list-item>
                      <text:p text:style-name="P165">Diminuzione produzione agricola</text:p>
                      <text:list>
                        <text:list-item>
                          <text:p text:style-name="P165">Incentivando la distruzione dei raccolti per diminuire i prezzi</text:p>
                        </text:list-item>
                      </text:list>
                    </text:list-item>
                    <text:list-item>
                      <text:p text:style-name="P166">Introduzione di indennità per disoccupati e inabili al lavoro</text:p>
                    </text:list-item>
                    <text:list-item>
                      <text:p text:style-name="P166">riforma amministrazione pubblica colpendo la corruzione</text:p>
                    </text:list-item>
                    <text:list-item>
                      <text:p text:style-name="P166">Svalutazione del dollaro per incentivare le esportazioni</text:p>
                    </text:list-item>
                    <text:list-item>
                      <text:p text:style-name="P166">Tassazione progressiva degli utili non distribuiti, per evitare che nascessero trust (prezzi di mercato decisi dalle industrie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">Crisi 1929 Europa</text:p>
          <text:list>
            <text:list-item>
              <text:p text:style-name="P167">Inghilterra</text:p>
              <text:list>
                <text:list-item>
                  <text:p text:style-name="P167">Il ministro laburista MacDonald adottò una politica deflazionistica (atta a diminuire i prezzi), tagliò i sussidi di disoccupazione e ridusse gli stipendi pubblici</text:p>
                </text:list-item>
                <text:list-item>
                  <text:p text:style-name="P168">Adotta un politica di appeasement nei confronti della Germania <text:span text:style-name="T49">(si concilia con le idee della Germania)</text:span></text:p>
                </text:list-item>
              </text:list>
            </text:list-item>
            <text:list-item>
              <text:p text:style-name="P169">Francia</text:p>
              <text:list>
                <text:list-item>
                  <text:p text:style-name="P169">Inizia una radicalizzazione e l’avanzate di estrema destra e sinistra</text:p>
                </text:list-item>
                <text:list-item>
                  <text:p text:style-name="P170">Una coalizione di sinistra vinse le elezioni e divenne presidente del Consiglio Blum, che iniziò un periodo di riforme</text:p>
                </text:list-item>
                <text:list-item>
                  <text:p text:style-name="P168">Adotta un politica di appeasement nei confronti della Germania</text:p>
                </text:list-item>
              </text:list>
            </text:list-item>
            <text:list-item>
              <text:p text:style-name="P171">Germania</text:p>
              <text:list>
                <text:list-item>
                  <text:p text:style-name="P170"><text:span text:style-name="T48">La crisi economica aggravò l’instabilità politica della Repubblica di Weimar, poiché gli investitori statunitensi si ritirarono dall’economia tedesca</text:span> </text:p>
                </text:list-item>
              </text:list>
            </text:list-item>
          </text:list>
          <text:p text:style-name="P10"><text:bookmark-start text:name="Fascismo"/>Fascismo<text:bookmark-end text:name="Fascismo"/></text:p>
        </text:list-item>
        <text:list-item>
          <text:p text:style-name="P174">Regime totalitario in opposizione al regime liberale</text:p>
          <text:list>
            <text:list-item>
              <text:p text:style-name="P174">antiparlamentarismo</text:p>
            </text:list-item>
            <text:list-item>
              <text:p text:style-name="P174">crisi dei valori della società</text:p>
            </text:list-item>
            <text:list-item>
              <text:p text:style-name="P174">nazionalismo</text:p>
            </text:list-item>
            <text:list-item>
              <text:p text:style-name="P174">soluzione alla crisi socio-economica</text:p>
            </text:list-item>
            <text:list-item>
              <text:p text:style-name="P174">paura del comunismo/bolscevismo</text:p>
            </text:list-item>
          </text:list>
        </text:list-item>
        <text:list-item>
          <text:p text:style-name="P174">Italia nel Dopoguerra</text:p>
          <text:list>
            <text:list-item>
              <text:p text:style-name="P174">Economia</text:p>
              <text:list>
                <text:list-item>
                  <text:p text:style-name="P174"><text:soft-page-break/>ricostruzione edifici distrutti</text:p>
                </text:list-item>
                <text:list-item>
                  <text:p text:style-name="P174">riconversione da industria di guerra a produzione commerciale</text:p>
                </text:list-item>
                <text:list-item>
                  <text:p text:style-name="P174">ammodernamento e modifica delle industrie</text:p>
                  <text:list>
                    <text:list-item>
                      <text:p text:style-name="P174">L’uso di macchinari comportò al licenziamenti di numerosi operai</text:p>
                    </text:list-item>
                    <text:list-item>
                      <text:p text:style-name="P174">scoppiano rivolte operaie</text:p>
                    </text:list-item>
                  </text:list>
                </text:list-item>
                <text:list-item>
                  <text:p text:style-name="P174">Perdita del potere d’acquisto della lira</text:p>
                </text:list-item>
                <text:list-item>
                  <text:p text:style-name="P174">occupazione delle terre da parte degli agricoltori</text:p>
                  <text:list>
                    <text:list-item>
                      <text:p text:style-name="P174">poiché era stato promesso in caso di vittoria un appezzamento di terra</text:p>
                    </text:list-item>
                  </text:list>
                </text:list-item>
                <text:list-item>
                  <text:p text:style-name="P174">Nazionalisti e interventisti accusavano il governo di una “vittoria mutilata”</text:p>
                </text:list-item>
                <text:list-item>
                  <text:p text:style-name="P174">Gli imprenditori erano preoccupati che le rivolte sfociassero in una rivoluzione socialista</text:p>
                </text:list-item>
              </text:list>
            </text:list-item>
            <text:list-item>
              <text:p text:style-name="P175">Governo Nitti</text:p>
              <text:list>
                <text:list-item>
                  <text:p text:style-name="P175">Dopo le dimissioni di Orlando, Vittorio Emanuele III affida il governo a Nitti</text:p>
                </text:list-item>
                <text:list-item>
                  <text:p text:style-name="P176">Sostenne l’industria</text:p>
                </text:list-item>
                <text:list-item>
                  <text:p text:style-name="P176">Mise dei calmieri ai beni di prima necessità</text:p>
                </text:list-item>
                <text:list-item>
                  <text:p text:style-name="P176">Promulga un amnistia</text:p>
                </text:list-item>
                <text:list-item>
                  <text:p text:style-name="P176">Taglia le spese militari</text:p>
                </text:list-item>
              </text:list>
            </text:list-item>
            <text:list-item>
              <text:p text:style-name="P177">Elezioni 1919</text:p>
              <text:list>
                <text:list-item>
                  <text:p text:style-name="P177">per la prima volta è usato il metodo del sistema proporzionale</text:p>
                </text:list-item>
                <text:list-item>
                  <text:p text:style-name="P178">Si affermano il Partito Popolare Italiano <text:span text:style-name="T50">e</text:span>…</text:p>
                  <text:list>
                    <text:list-item>
                      <text:p text:style-name="P179">Mirava a unire i moderati e i cattolici</text:p>
                    </text:list-item>
                    <text:list-item>
                      <text:p text:style-name="P179">Fondato da Don Luigi Sturzo</text:p>
                    </text:list-item>
                    <text:list-item>
                      <text:p text:style-name="P179">Era un partito organizzato di massa</text:p>
                    </text:list-item>
                    <text:list-item>
                      <text:p text:style-name="P179">Rivolto soprattutto ai contadini</text:p>
                    </text:list-item>
                  </text:list>
                </text:list-item>
                <text:list-item>
                  <text:p text:style-name="P178">il Partito Socialista</text:p>
                  <text:list>
                    <text:list-item>
                      <text:p text:style-name="P179">La maggioranza del partito era formato dai massimalisti, che si erano divisi sul metodo per raggiungere l’obiettivo</text:p>
                    </text:list-item>
                    <text:list-item>
                      <text:p text:style-name="P179">Una parte di loro voleva una rivoluzione di stampo bolscevico <text:span text:style-name="T51">e diede vita al Partito Comunista</text:span></text:p>
                      <text:list>
                        <text:list-item>
                          <text:p text:style-name="P180">Il fondatore fu Gramsci</text:p>
                        </text:list-item>
                        <text:list-item>
                          <text:p text:style-name="P180"><text:soft-page-break/>Mirava ad abbattere lo stato borghese e alla gestione collettiva di produzione e della distribuzione della ricchezz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80">Biennio Rosso</text:p>
          <text:list>
            <text:list-item>
              <text:p text:style-name="P180">Occupazione di industrie e terre</text:p>
              <text:list>
                <text:list-item>
                  <text:p text:style-name="P180">I socialisti chiedono la nazionalizzazione delle terre, ma il governo non cede</text:p>
                </text:list-item>
                <text:list-item>
                  <text:p text:style-name="P180">i sindacati tentano la mediazione</text:p>
                </text:list-item>
              </text:list>
            </text:list-item>
            <text:list-item>
              <text:p text:style-name="P180">Nitti si dimette e gli succede Giolitti</text:p>
              <text:list>
                <text:list-item>
                  <text:p text:style-name="P180">inizia una politica di mediazione</text:p>
                </text:list-item>
              </text:list>
            </text:list-item>
            <text:list-item>
              <text:p text:style-name="P180">Gli industriali e i grandi proprietari terrieri sostengono il Fascismo di Mussolini</text:p>
              <text:list>
                <text:list-item>
                  <text:p text:style-name="P180">Programma</text:p>
                  <text:list>
                    <text:list-item>
                      <text:p text:style-name="P180">Annessione di Fiume e Dalmazia</text:p>
                    </text:list-item>
                    <text:list-item>
                      <text:p text:style-name="P180">Tassazione beni ecclesiastici</text:p>
                    </text:list-item>
                    <text:list-item>
                      <text:p text:style-name="P180">Confisca dei profitti di guerra</text:p>
                    </text:list-item>
                  </text:list>
                </text:list-item>
                <text:list-item>
                  <text:p text:style-name="P181">Le squadre d’azione fasciste (“squadracce”) diventano il braccio armato di industriali e proprietari terrieri</text:p>
                </text:list-item>
                <text:list-item>
                  <text:p text:style-name="P182">Ideologia</text:p>
                  <text:list>
                    <text:list-item>
                      <text:p text:style-name="P182">Inizialmente aveva forti richiami del socialismo ed era di orientamento repubblicano</text:p>
                    </text:list-item>
                    <text:list-item>
                      <text:p text:style-name="P182">1920 inizia un mutamento che conced<text:span text:style-name="T52">e</text:span> l’appoggio della borghesia</text:p>
                    </text:list-item>
                    <text:list-item>
                      <text:p text:style-name="P182">1921 Nasce il Partito Nazionale Fascista</text:p>
                    </text:list-item>
                  </text:list>
                  <text:p text:style-name="P177"/>
                </text:list-item>
              </text:list>
            </text:list-item>
          </text:list>
        </text:list-item>
      </text:list>
      <text:list xml:id="list200145102200365" text:continue-list="list2564107981508779129" text:style-name="L5">
        <text:list-item>
          <text:list>
            <text:list-item>
              <text:list>
                <text:list-item>
                  <text:list>
                    <text:list-header>
                      <text:p text:style-name="P116"/>
                    </text:list-header>
                  </text:list>
                </text:list-item>
              </text:list>
            </text:list-item>
          </text:list>
        </text:list-item>
      </text:list>
      <text:list xml:id="list200144074621281" text:continue-list="list935565436964785328" text:style-name="L4">
        <text:list-item>
          <text:list>
            <text:list-item>
              <text:list>
                <text:list-header>
                  <text:p text:style-name="P88"/>
                </text:list-header>
              </text:list>
            </text:list-item>
          </text:list>
          <text:p text:style-name="P88"/>
        </text:list-item>
      </text:list>
      <text:p text:style-name="P3"/>
      <text:list xml:id="list200144697519600" text:continue-list="list200145477562010" text:style-name="L2">
        <text:list-item>
          <text:list>
            <text:list-item>
              <text:list>
                <text:list-item>
                  <text:list>
                    <text:list-header>
                      <text:p text:style-name="P56"/>
                    </text:list-header>
                  </text:list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5:31:33.055000000</meta:creation-date>
    <dc:date>2016-12-04T20:01:43.643000000</dc:date>
    <meta:editing-duration>PT19H19M15S</meta:editing-duration>
    <meta:editing-cycles>177</meta:editing-cycles>
    <meta:generator>LibreOffice/5.2.2.2$Windows_x86 LibreOffice_project/8f96e87c890bf8fa77463cd4b640a2312823f3ad</meta:generator>
    <meta:document-statistic meta:table-count="1" meta:image-count="0" meta:object-count="0" meta:page-count="23" meta:paragraph-count="573" meta:word-count="5653" meta:character-count="34744" meta:non-whitespace-character-count="30191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